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2580000007019806B54.jpg"/>
  <manifest:file-entry manifest:media-type="image/jpeg" manifest:full-path="Pictures/100000000000054C0000019DA8493A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solid" svg:stroke-width="0.212cm" svg:stroke-color="#669900" draw:marker-end="msArrowEnd_20_5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106cm" svg:stroke-color="#6699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159cm" svg:stroke-color="#669900" draw:marker-end="Arrowheads_20_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solid" svg:stroke-width="0.159cm" svg:stroke-color="#669900" draw:marker-end="Arrowheads_20_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solid" svg:stroke-width="0.159cm" svg:stroke-color="#669900" draw:marker-end="Arrowheads_20_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159cm" svg:stroke-color="#669900" draw:marker-end="Arrowheads_20_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solid" svg:stroke-width="0.159cm" svg:stroke-color="#669900" draw:marker-end="Arrowheads_20_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solid" svg:stroke-width="0.159cm" svg:stroke-color="#000000" draw:marker-end="Arrowheads_20_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no-wrap" draw:shadow="hidden"/>
    </style:style>
    <style:style style:name="pr6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r7" style:family="presentation" style:parent-style-name="Default-outline1">
      <style:graphic-properties draw:stroke="solid" svg:stroke-width="0.018cm" svg:stroke-color="#143015" draw:stroke-linejoin="miter" draw:fill="solid" draw:fill-color="#ffffcc" draw:textarea-horizontal-align="justify" draw:textarea-vertical-align="top" draw:auto-grow-height="true" draw:auto-grow-width="false" fo:min-height="5.733cm" fo:min-width="0cm" fo:padding-top="0.13cm" fo:padding-bottom="0.13cm" fo:padding-left="0.25cm" fo:padding-right="0.25cm" fo:wrap-option="no-wrap" draw:shadow="hidden"/>
    </style:style>
    <style:style style:name="pr8" style:family="presentation" style:parent-style-name="Default-outline1">
      <style:graphic-properties draw:stroke="solid" svg:stroke-width="0.018cm" svg:stroke-color="#143015" draw:stroke-linejoin="miter" draw:fill="solid" draw:fill-color="#ffffcc" draw:textarea-horizontal-align="justify" draw:textarea-vertical-align="top" draw:auto-grow-height="true" draw:auto-grow-width="false" fo:min-height="8.631cm" fo:min-width="0cm" fo:padding-top="0.13cm" fo:padding-bottom="0.13cm" fo:padding-left="0.25cm" fo:padding-right="0.25cm" fo:wrap-option="no-wrap" draw:shadow="hidden"/>
    </style:style>
    <style:style style:name="pr9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806cm" fo:min-width="0cm" fo:padding-top="0.13cm" fo:padding-bottom="0.13cm" fo:padding-left="0.25cm" fo:padding-right="0.25cm" fo:wrap-option="no-wrap" draw:shadow="hidden"/>
    </style:style>
    <style:style style:name="pr11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cm" fo:min-width="0cm" fo:padding-top="0.13cm" fo:padding-bottom="0.13cm" fo:padding-left="0.25cm" fo:padding-right="0.25cm" fo:wrap-option="no-wrap" draw:shadow="hidden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5.985cm" fo:min-width="0cm" fo:padding-top="0.13cm" fo:padding-bottom="0.13cm" fo:padding-left="0.25cm" fo:padding-right="0.25cm" fo:wrap-option="no-wrap" draw:shadow="hidden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981cm" fo:min-width="0cm" fo:padding-top="0.13cm" fo:padding-bottom="0.13cm" fo:padding-left="0.25cm" fo:padding-right="0.25cm" fo:wrap-option="no-wrap" draw:shadow="hidden"/>
    </style:style>
    <style:style style:name="pr1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025cm" fo:min-width="0cm" fo:padding-top="0.13cm" fo:padding-bottom="0.13cm" fo:padding-left="0.25cm" fo:padding-right="0.25cm" fo:wrap-option="no-wrap" draw:shadow="hidden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75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.952cm" fo:margin-right="0cm" fo:margin-top="0.211cm" fo:margin-bottom="0cm" text:enable-numbering="true" fo:text-indent="-0.952cm"/>
    </style:style>
    <style:style style:name="P7" style:family="paragraph">
      <style:paragraph-properties fo:margin-left="2.063cm" fo:margin-right="0cm" fo:margin-top="0.176cm" fo:margin-bottom="0cm" text:enable-numbering="true" fo:text-indent="-0.793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fo:margin-left="2.063cm" fo:margin-right="0cm" fo:margin-top="0.176cm" fo:margin-bottom="0cm" text:enable-numbering="false" fo:text-indent="-0.793cm"/>
    </style:style>
    <style:style style:name="P10" style:family="paragraph">
      <style:paragraph-properties fo:margin-left="2.063cm" fo:margin-right="0cm" fo:margin-top="0.176cm" fo:margin-bottom="0cm" fo:line-height="100%" text:enable-numbering="false" fo:text-indent="-0.793cm"/>
    </style:style>
    <style:style style:name="P11" style:family="paragraph">
      <style:paragraph-properties fo:margin-left="2.063cm" fo:margin-right="0cm" fo:margin-top="0.176cm" fo:margin-bottom="0cm" fo:line-height="100%" text:enable-numbering="false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2" style:family="paragraph">
      <style:paragraph-properties fo:margin-left="0.952cm" fo:margin-right="0cm" fo:margin-top="0cm" fo:margin-bottom="0cm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0.952cm" fo:margin-right="0cm" fo:margin-top="0cm" fo:margin-bottom="0cm" fo:line-height="100%" text:enable-numbering="false" fo:text-indent="-0.952cm"/>
    </style:style>
    <style:style style:name="P14" style:family="paragraph">
      <style:paragraph-properties fo:margin-left="0.952cm" fo:margin-right="0cm" fo:margin-top="0cm" fo:margin-bottom="0cm" text:enable-numbering="false" fo:text-indent="-0.952cm"/>
    </style:style>
    <style:style style:name="P15" style:family="paragraph">
      <style:paragraph-properties fo:margin-left="0.952cm" fo:margin-right="0cm" fo:margin-top="0.167cm" fo:margin-bottom="0cm" fo:line-height="10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style:paragraph-properties fo:margin-left="0.952cm" fo:margin-right="0cm" fo:margin-top="0.167cm" fo:margin-bottom="0cm" fo:line-height="100%" text:enable-numbering="false" fo:text-indent="-0.952cm"/>
    </style:style>
    <style:style style:name="P17" style:family="paragraph">
      <style:paragraph-properties fo:margin-left="0.952cm" fo:margin-right="0cm" fo:margin-top="0.211cm" fo:margin-bottom="0cm" text:enable-numbering="false" fo:text-indent="-0.952cm"/>
    </style:style>
    <style:style style:name="P18" style:family="paragraph">
      <style:paragraph-properties fo:margin-left="0.952cm" fo:margin-right="0cm" fo:margin-top="0.052cm" fo:margin-bottom="0cm" text:enable-numbering="false" fo:text-indent="-0.952cm"/>
    </style:style>
    <style:style style:name="P19" style:family="paragraph">
      <style:paragraph-properties fo:margin-left="0.952cm" fo:margin-right="0cm" fo:margin-top="0.132cm" fo:margin-bottom="0cm" fo:line-height="100%" text:enable-numbering="false" fo:text-indent="-0.952cm"/>
    </style:style>
    <style:style style:name="P20" style:family="paragraph">
      <style:paragraph-properties fo:text-align="center" style:writing-mode="lr-tb"/>
      <style:text-properties fo:font-size="24pt"/>
    </style:style>
    <style:style style:name="P21" style:family="paragraph">
      <style:paragraph-properties style:writing-mode="lr-tb"/>
    </style:style>
    <style:style style:name="P22" style:family="paragraph">
      <style:paragraph-properties fo:margin-left="0.952cm" fo:margin-right="0cm" fo:margin-top="0.114cm" fo:margin-bottom="0cm" fo:line-height="80%" text:enable-numbering="false" fo:text-indent="-0.952cm"/>
    </style:style>
    <style:style style:name="P23" style:family="paragraph">
      <style:paragraph-properties fo:margin-left="0.952cm" fo:margin-right="0cm" fo:margin-top="0.114cm" fo:margin-bottom="0cm" fo:line-height="8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4" style:family="paragraph">
      <style:paragraph-properties fo:margin-left="0.952cm" fo:margin-right="0cm" fo:margin-top="0.158cm" fo:margin-bottom="0cm" fo:line-height="90%" text:enable-numbering="true" fo:text-indent="-0.952cm"/>
    </style:style>
    <style:style style:name="P25" style:family="paragraph">
      <style:paragraph-properties fo:margin-left="2.063cm" fo:margin-right="0cm" fo:margin-top="0.141cm" fo:margin-bottom="0cm" fo:line-height="90%" text:enable-numbering="true" fo:text-indent="-0.793cm"/>
    </style:style>
    <style:style style:name="P26" style:family="paragraph">
      <style:paragraph-properties fo:margin-left="0.952cm" fo:margin-right="0cm" fo:margin-top="0.211cm" fo:margin-bottom="0cm" fo:line-height="100%" text:enable-numbering="false" fo:text-indent="-0.952cm"/>
    </style:style>
    <style:style style:name="P27" style:family="paragraph">
      <style:paragraph-properties fo:margin-left="0.952cm" fo:margin-right="0cm" fo:margin-top="0.158cm" fo:margin-bottom="0cm" fo:line-height="100%" text:enable-numbering="false" fo:text-indent="-0.952cm"/>
    </style:style>
    <style:style style:name="P28" style:family="paragraph">
      <style:paragraph-properties fo:margin-left="0.952cm" fo:margin-right="0cm" fo:margin-top="0.158cm" fo:margin-bottom="0cm" fo:line-height="10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9" style:family="paragraph">
      <style:paragraph-properties fo:margin-left="0.952cm" fo:margin-right="0cm" fo:margin-top="0.202cm" fo:margin-bottom="0cm" fo:line-height="90%" text:enable-numbering="true" fo:text-indent="-0.952cm"/>
    </style:style>
    <style:style style:name="P30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31" style:family="paragraph">
      <style:paragraph-properties fo:margin-left="0.952cm" fo:margin-right="0cm" fo:margin-top="0.158cm" fo:margin-bottom="0cm" fo:line-height="90%" text:enable-numbering="false" fo:text-indent="-0.952cm"/>
    </style:style>
    <style:style style:name="P32" style:family="paragraph">
      <style:paragraph-properties fo:margin-left="0.952cm" fo:margin-right="0cm" fo:margin-top="0.158cm" fo:margin-bottom="0cm" fo:line-height="9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3" style:family="paragraph">
      <style:paragraph-properties fo:margin-left="0.952cm" fo:margin-right="0cm" fo:margin-top="0.194cm" fo:margin-bottom="0cm" text:enable-numbering="true" fo:text-indent="-0.952cm"/>
    </style:style>
    <style:style style:name="P34" style:family="paragraph">
      <style:paragraph-properties fo:margin-left="0.952cm" fo:margin-right="0cm" fo:margin-top="0.097cm" fo:margin-bottom="0cm" fo:line-height="100%" text:enable-numbering="false" fo:text-indent="-0.952cm"/>
    </style:style>
    <style:style style:name="P35" style:family="paragraph">
      <style:paragraph-properties fo:margin-left="0.952cm" fo:margin-right="0cm" fo:margin-top="0.079cm" fo:margin-bottom="0cm" fo:line-height="100%" text:enable-numbering="false" fo:text-indent="-0.952cm"/>
    </style:style>
    <style:style style:name="P36" style:family="paragraph">
      <style:paragraph-properties fo:margin-left="0.952cm" fo:margin-right="0cm" fo:margin-top="0.105cm" fo:margin-bottom="0cm" fo:line-height="100%" text:enable-numbering="false" fo:text-indent="-0.952cm"/>
    </style:style>
    <style:style style:name="P37" style:family="paragraph">
      <style:paragraph-properties fo:margin-left="0.952cm" fo:margin-right="0cm" fo:margin-top="0.176cm" fo:margin-bottom="0cm" text:enable-numbering="true" fo:text-indent="-0.952cm"/>
    </style:style>
    <style:style style:name="P38" style:family="paragraph">
      <style:paragraph-properties fo:margin-left="0.952cm" fo:margin-right="0cm" fo:margin-top="0.079cm" fo:margin-bottom="0cm" text:enable-numbering="false" fo:text-indent="-0.952cm"/>
    </style:style>
    <style:style style:name="P39" style:family="paragraph">
      <style:paragraph-properties fo:margin-left="0.952cm" fo:margin-right="0cm" fo:margin-top="0.123cm" fo:margin-bottom="0cm" fo:line-height="100%" text:enable-numbering="false" fo:text-indent="-0.952cm"/>
    </style:style>
    <style:style style:name="P40" style:family="paragraph">
      <style:paragraph-properties fo:margin-left="0.952cm" fo:margin-right="0cm" fo:margin-top="0.123cm" fo:margin-bottom="0cm" fo:line-height="10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1" style:family="paragraph">
      <style:paragraph-properties fo:margin-left="0cm" fo:margin-right="0cm" fo:margin-top="0.158cm" fo:margin-bottom="0cm" text:enable-numbering="false" fo:text-indent="0cm"/>
    </style:style>
    <style:style style:name="P42" style:family="paragraph">
      <style:paragraph-properties fo:margin-left="0.952cm" fo:margin-right="0cm" fo:margin-top="0.167cm" fo:margin-bottom="0cm" fo:line-height="90%" text:enable-numbering="true" fo:text-indent="-0.952cm"/>
    </style:style>
    <style:style style:name="P43" style:family="paragraph">
      <style:paragraph-properties fo:margin-left="0.952cm" fo:margin-right="0cm" fo:margin-top="0.088cm" fo:margin-bottom="0cm" fo:line-height="90%" text:enable-numbering="false" fo:text-indent="-0.952cm"/>
    </style:style>
    <style:style style:name="P44" style:family="paragraph">
      <style:paragraph-properties fo:margin-left="0.952cm" fo:margin-right="0cm" fo:margin-top="0.105cm" fo:margin-bottom="0cm" fo:line-height="90%" text:enable-numbering="false" fo:text-indent="-0.952cm"/>
    </style:style>
    <style:style style:name="P45" style:family="paragraph">
      <style:paragraph-properties fo:margin-left="0.952cm" fo:margin-right="0cm" fo:margin-top="0.176cm" fo:margin-bottom="0cm" text:enable-numbering="false" fo:text-indent="-0.952cm"/>
    </style:style>
    <style:style style:name="P46" style:family="paragraph">
      <style:paragraph-properties fo:margin-left="2.063cm" fo:margin-right="0cm" fo:margin-top="0.158cm" fo:margin-bottom="0cm" text:enable-numbering="false" fo:text-indent="-0.793cm"/>
    </style:style>
    <style:style style:name="P47" style:family="paragraph">
      <style:paragraph-properties fo:margin-left="0cm" fo:margin-right="0cm" fo:margin-top="0.176cm" fo:margin-bottom="0cm" fo:line-height="100%" text:enable-numbering="false" fo:text-indent="0cm" style:punctuation-wrap="hanging" style:line-break="strict"/>
    </style:style>
    <style:style style:name="P48" style:family="paragraph">
      <style:paragraph-properties fo:margin-left="0cm" fo:margin-right="0cm" fo:margin-top="0.132cm" fo:margin-bottom="0cm" fo:line-height="100%" text:enable-numbering="false" fo:text-indent="0cm" style:punctuation-wrap="hanging" style:line-break="strict"/>
    </style:style>
    <style:style style:name="P49" style:family="paragraph">
      <style:paragraph-properties fo:margin-left="0cm" fo:margin-right="0cm" fo:margin-top="0.149cm" fo:margin-bottom="0cm" fo:line-height="100%" text:enable-numbering="false" fo:text-indent="0cm" style:punctuation-wrap="hanging" style:line-break="strict"/>
    </style:style>
    <style:style style:name="P50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51" style:family="paragraph">
      <style:paragraph-properties fo:margin-left="1.587cm" fo:margin-right="0cm" fo:margin-top="0.211cm" fo:margin-bottom="0cm" text:enable-numbering="false" fo:text-indent="-1.587cm"/>
    </style:style>
    <style:style style:name="P52" style:family="paragraph">
      <style:paragraph-properties fo:margin-left="2.751cm" fo:margin-right="0cm" fo:margin-top="0.176cm" fo:margin-bottom="0cm" text:enable-numbering="true" fo:text-indent="-1.481cm"/>
    </style:style>
    <style:style style:name="P53" style:family="paragraph">
      <style:paragraph-properties fo:margin-left="3.81cm" fo:margin-right="0cm" fo:margin-top="0.158cm" fo:margin-bottom="0cm" text:enable-numbering="true" fo:text-indent="-1.27cm"/>
    </style:style>
    <style:style style:name="P54" style:family="paragraph">
      <style:paragraph-properties fo:margin-left="2.063cm" fo:margin-right="0cm" fo:margin-top="0.176cm" fo:margin-bottom="0cm" fo:line-height="100%" text:enable-numbering="true" fo:text-indent="-0.793cm"/>
    </style:style>
    <style:style style:name="P55" style:family="paragraph">
      <style:paragraph-properties fo:margin-left="0.952cm" fo:margin-right="0cm" fo:margin-top="0.211cm" fo:margin-bottom="0cm" fo:line-height="100%" text:enable-numbering="true" fo:text-indent="-0.952cm"/>
    </style:style>
    <style:style style:name="P56" style:family="paragraph">
      <style:paragraph-properties fo:margin-left="0.952cm" fo:margin-right="0cm" fo:margin-top="0.176cm" fo:margin-bottom="0cm" fo:line-height="80%" text:enable-numbering="true" fo:text-indent="-0.952cm"/>
    </style:style>
    <style:style style:name="P57" style:family="paragraph">
      <style:paragraph-properties fo:margin-left="2.063cm" fo:margin-right="0cm" fo:margin-top="0.158cm" fo:margin-bottom="0cm" fo:line-height="80%" text:enable-numbering="true" fo:text-indent="-0.793cm"/>
    </style:style>
    <style:style style:name="P58" style:family="paragraph">
      <style:paragraph-properties fo:margin-left="3.175cm" fo:margin-right="0cm" fo:margin-top="0.141cm" fo:margin-bottom="0cm" fo:line-height="80%" text:enable-numbering="true" fo:text-indent="-0.635cm"/>
    </style:style>
    <style:style style:name="P59" style:family="paragraph">
      <style:paragraph-properties fo:margin-left="0.952cm" fo:margin-right="0cm" fo:margin-top="0.176cm" fo:margin-bottom="0cm" fo:line-height="90%" text:enable-numbering="true" fo:text-indent="-0.952cm"/>
    </style:style>
    <style:style style:name="P60" style:family="paragraph">
      <style:paragraph-properties fo:margin-left="0.952cm" fo:margin-right="0cm" fo:margin-top="0.176cm" fo:margin-bottom="0cm" fo:line-height="90%" text:enable-numbering="false" fo:text-indent="-0.952cm"/>
    </style:style>
    <style:style style:name="P61" style:family="paragraph">
      <style:paragraph-properties fo:margin-left="0.952cm" fo:margin-right="0cm" fo:margin-top="0.052cm" fo:margin-bottom="0cm" fo:line-height="80%" text:enable-numbering="false" fo:text-indent="-0.952cm"/>
    </style:style>
    <style:style style:name="P62" style:family="paragraph">
      <style:paragraph-properties fo:margin-left="0.952cm" fo:margin-right="0cm" fo:margin-top="0.141cm" fo:margin-bottom="0cm" fo:line-height="80%" text:enable-numbering="false" fo:text-indent="-0.952cm"/>
    </style:style>
    <style:style style:name="P63" style:family="paragraph">
      <style:paragraph-properties fo:margin-left="0.952cm" fo:margin-right="0cm" fo:margin-top="0.061cm" fo:margin-bottom="0cm" fo:line-height="80%" text:enable-numbering="false" fo:text-indent="-0.952cm"/>
    </style:style>
    <style:style style:name="P64" style:family="paragraph">
      <style:paragraph-properties fo:margin-left="0.952cm" fo:margin-right="0cm" fo:margin-top="0.158cm" fo:margin-bottom="0cm" fo:line-height="80%" text:enable-numbering="false" fo:text-indent="-0.952cm"/>
    </style:style>
    <style:style style:name="P65" style:family="paragraph">
      <style:paragraph-properties fo:margin-left="0cm" fo:margin-right="0cm" fo:line-height="100%" text:enable-numbering="false" fo:text-indent="0cm"/>
    </style:style>
    <style:style style:name="P66" style:family="paragraph">
      <style:paragraph-properties fo:margin-left="0.952cm" fo:margin-right="0cm" fo:margin-top="0.07cm" fo:margin-bottom="0cm" text:enable-numbering="false" fo:text-indent="-0.952cm"/>
    </style:style>
    <style:style style:name="P67" style:family="paragraph">
      <style:paragraph-properties fo:margin-left="2.063cm" fo:margin-right="0cm" fo:margin-top="0.158cm" fo:margin-bottom="0cm" text:enable-numbering="true" fo:text-indent="-0.793cm"/>
    </style:style>
    <style:style style:name="P68" style:family="paragraph">
      <style:paragraph-properties fo:margin-left="3.175cm" fo:margin-right="0cm" fo:margin-top="0.141cm" fo:margin-bottom="0cm" text:enable-numbering="true" fo:text-indent="-0.635cm"/>
    </style:style>
    <style:style style:name="P69" style:family="paragraph">
      <style:paragraph-properties fo:margin-left="0.952cm" fo:margin-right="0cm" fo:margin-top="0.132cm" fo:margin-bottom="0cm" fo:line-height="80%" text:enable-numbering="true" fo:text-indent="-0.952cm"/>
    </style:style>
    <style:style style:name="P70" style:family="paragraph">
      <style:paragraph-properties fo:margin-left="0.952cm" fo:margin-right="0cm" fo:margin-top="0.132cm" fo:margin-bottom="0cm" fo:line-height="80%" text:enable-numbering="false" fo:text-indent="-0.952cm"/>
    </style:style>
    <style:style style:name="P71" style:family="paragraph">
      <style:paragraph-properties fo:margin-left="0.952cm" fo:margin-right="0cm" fo:margin-top="0.246cm" fo:margin-bottom="0cm" fo:line-height="80%" text:enable-numbering="true" fo:text-indent="-0.952cm"/>
    </style:style>
    <style:style style:name="P72" style:family="paragraph">
      <style:paragraph-properties fo:margin-left="0.952cm" fo:margin-right="0cm" fo:margin-top="0.194cm" fo:margin-bottom="0cm" fo:line-height="100%" text:enable-numbering="false" fo:text-indent="-0.952cm"/>
    </style:style>
    <style:style style:name="P73" style:family="paragraph">
      <style:paragraph-properties fo:margin-left="0.952cm" fo:margin-right="0cm" fo:margin-top="0.194cm" fo:margin-bottom="0cm" fo:line-height="100%" text:enable-numbering="true" fo:text-indent="-0.952cm"/>
    </style:style>
    <style:style style:name="P74" style:family="paragraph">
      <style:paragraph-properties fo:margin-left="0.952cm" fo:margin-right="0cm" fo:margin-top="0.229cm" fo:margin-bottom="0cm" text:enable-numbering="false" fo:text-indent="-0.952cm"/>
    </style:style>
    <style:style style:name="P75" style:family="paragraph">
      <style:paragraph-properties fo:margin-left="0.952cm" fo:margin-right="0cm" fo:margin-top="0.229cm" fo:margin-bottom="0cm" text:enable-numbering="true" fo:text-indent="-0.952cm"/>
    </style:style>
    <style:style style:name="P76" style:family="paragraph">
      <style:paragraph-properties fo:margin-left="0.952cm" fo:margin-right="0cm" fo:margin-top="0.167cm" fo:margin-bottom="0cm" fo:line-height="90%" text:enable-numbering="false" fo:text-indent="-0.952cm"/>
    </style:style>
    <style:style style:name="P77" style:family="paragraph">
      <style:paragraph-properties fo:margin-left="2.063cm" fo:margin-right="0cm" fo:margin-top="0.158cm" fo:margin-bottom="0cm" fo:line-height="90%" text:enable-numbering="true" fo:text-indent="-0.793cm"/>
    </style:style>
    <style:style style:name="P78" style:family="paragraph">
      <style:paragraph-properties fo:margin-left="2.063cm" fo:margin-right="0cm" fo:margin-top="0.167cm" fo:margin-bottom="0cm" fo:line-height="90%" text:enable-numbering="false" fo:text-indent="-0.793cm"/>
    </style:style>
    <style:style style:name="P79" style:family="paragraph">
      <style:paragraph-properties fo:margin-left="2.063cm" fo:margin-right="0cm" fo:margin-top="0.158cm" fo:margin-bottom="0cm" fo:line-height="80%" text:enable-numbering="false" fo:text-indent="-0.793cm"/>
    </style:style>
    <style:style style:name="P80" style:family="paragraph">
      <style:paragraph-properties fo:margin-left="0.952cm" fo:margin-right="0cm" fo:margin-top="0.176cm" fo:margin-bottom="0cm" fo:line-height="100%" text:enable-numbering="true" fo:text-indent="-0.952cm"/>
    </style:style>
    <style:style style:name="P81" style:family="paragraph">
      <style:paragraph-properties fo:margin-left="3.175cm" fo:margin-right="0cm" fo:margin-top="0.176cm" fo:margin-bottom="0cm" text:enable-numbering="false" fo:text-indent="-0.635cm"/>
    </style:style>
    <style:style style:name="T1" style:family="text">
      <style:text-properties fo:color="#1e481f" fo:font-size="36pt" fo:language="en" fo:country="GB" style:font-size-asian="36pt" style:font-size-complex="36pt"/>
    </style:style>
    <style:style style:name="T2" style:family="text">
      <style:text-properties fo:language="en" fo:country="GB"/>
    </style:style>
    <style:style style:name="T3" style:family="text">
      <style:text-properties fo:color="#669900" fo:language="en" fo:country="GB" fo:font-weight="bold" style:font-weight-asian="bold" style:font-weight-complex="bold"/>
    </style:style>
    <style:style style:name="T4" style:family="text">
      <style:text-properties fo:font-family="'Lucida Console'" style:font-family-generic="modern" style:font-pitch="fixed" fo:language="en" fo:country="GB"/>
    </style:style>
    <style:style style:name="T5" style:family="text">
      <style:text-properties fo:font-family="'Lucida Console'" style:font-family-generic="modern" style:font-pitch="fixed" fo:language="en" fo:country="US"/>
    </style:style>
    <style:style style:name="T6" style:family="text">
      <style:text-properties fo:font-family="'Courier New'" style:font-family-generic="modern" style:font-pitch="fixed" fo:language="en" fo:country="GB"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font-family="'Lucida Console'" style:font-family-generic="modern" style:font-pitch="fixed" fo:language="en" fo:country="GB" fo:font-weight="bold" style:font-weight-asian="bold" style:font-weight-complex="bold"/>
    </style:style>
    <style:style style:name="T9" style:family="text">
      <style:text-properties fo:font-family="'Lucida Console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10" style:family="text">
      <style:text-properties fo:color="#738c17" fo:font-size="19pt" fo:language="en" fo:country="GB" fo:font-style="italic" fo:font-weight="bold" style:font-size-asian="19pt" style:font-style-asian="italic" style:font-weight-asian="bold" style:font-size-complex="19pt" style:font-style-complex="italic" style:font-weight-complex="bold"/>
    </style:style>
    <style:style style:name="T11" style:family="text">
      <style:text-properties fo:font-family="'Lucida Console'" style:font-family-generic="modern" style:font-pitch="fixed" fo:font-size="6pt" fo:language="en" fo:country="GB" style:font-size-asian="6pt" style:font-size-complex="6pt"/>
    </style:style>
    <style:style style:name="T12" style:family="text">
      <style:text-properties fo:font-family="'Lucida Console'" style:font-family-generic="modern" style:font-pitch="fixed" fo:font-size="28pt" fo:language="en" fo:country="GB" style:font-size-asian="28pt" style:font-size-complex="28pt"/>
    </style:style>
    <style:style style:name="T13" style:family="text">
      <style:text-properties fo:font-size="6pt" fo:language="en" fo:country="GB" style:font-size-asian="6pt" style:font-size-complex="6pt"/>
    </style:style>
    <style:style style:name="T14" style:family="text">
      <style:text-properties fo:color="#669900" fo:font-family="'Lucida Console'" style:font-family-generic="modern" style:font-pitch="fixed" fo:font-size="19pt" fo:language="en" fo:country="US" style:font-size-asian="19pt" style:font-size-complex="19pt"/>
    </style:style>
    <style:style style:name="T15" style:family="text">
      <style:text-properties fo:font-family="'Lucida Console'" style:font-family-generic="modern" style:font-pitch="fixed" fo:font-size="15pt" fo:language="en" fo:country="US" style:font-size-asian="15pt" style:font-size-complex="15pt"/>
    </style:style>
    <style:style style:name="T16" style:family="text">
      <style:text-properties fo:color="#669900" fo:font-size="14pt" fo:language="en" fo:country="GB" fo:font-weight="bold" style:font-size-asian="14pt" style:font-weight-asian="bold" style:font-size-complex="14pt" style:font-weight-complex="bold"/>
    </style:style>
    <style:style style:name="T17" style:family="text">
      <style:text-properties fo:color="#6699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18" style:family="text">
      <style:text-properties fo:font-size="28pt" fo:language="en" fo:country="GB" style:font-size-asian="28pt" style:font-size-complex="28pt"/>
    </style:style>
    <style:style style:name="T19" style:family="text">
      <style:text-properties fo:font-family="'Lucida Console'" style:font-family-generic="modern" style:font-pitch="fixed" fo:font-size="13pt" fo:language="en" fo:country="US" style:font-size-asian="13pt" style:font-size-complex="13pt"/>
    </style:style>
    <style:style style:name="T20" style:family="text">
      <style:text-properties fo:color="#669900" fo:font-family="'Lucida Console'" style:font-family-generic="modern" style:font-pitch="fixed" fo:font-size="13pt" fo:language="en" fo:country="US" fo:font-weight="bold" style:font-size-asian="13pt" style:font-weight-asian="bold" style:font-size-complex="13pt" style:font-weight-complex="bold"/>
    </style:style>
    <style:style style:name="T21" style:family="text">
      <style:text-properties fo:font-family="'Lucida Console'" style:font-family-generic="modern" style:font-pitch="fixed" fo:font-size="7pt" fo:language="en" fo:country="US" style:font-size-asian="7pt" style:font-size-complex="7pt"/>
    </style:style>
    <style:style style:name="T22" style:family="text">
      <style:text-properties fo:color="#669900" fo:font-size="18pt" fo:language="en" fo:country="GB" fo:font-weight="bold" style:font-size-asian="18pt" style:font-weight-asian="bold" style:font-size-complex="18pt" style:font-weight-complex="bold"/>
    </style:style>
    <style:style style:name="T23" style:family="text">
      <style:text-properties fo:font-size="18pt" fo:language="en" fo:country="GB" style:font-size-asian="18pt" style:font-size-complex="18pt"/>
    </style:style>
    <style:style style:name="T24" style:family="text">
      <style:text-properties fo:font-size="16pt" fo:language="en" fo:country="GB" style:font-size-asian="16pt" style:font-size-complex="16pt"/>
    </style:style>
    <style:style style:name="T25" style:family="text">
      <style:text-properties fo:font-size="18pt" fo:language="en" fo:country="US" style:font-size-asian="18pt" style:font-size-complex="18pt"/>
    </style:style>
    <style:style style:name="T26" style:family="text">
      <style:text-properties fo:font-size="16pt" fo:language="en" fo:country="US" style:font-size-asian="16pt" style:font-size-complex="16pt"/>
    </style:style>
    <style:style style:name="T27" style:family="text">
      <style:text-properties fo:color="#669900" fo:font-size="16pt" fo:language="en" fo:country="GB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8" style:family="text">
      <style:text-properties fo:font-family="'Courier New'" style:font-family-generic="modern" style:font-pitch="fixed" fo:language="en" fo:country="GB"/>
    </style:style>
    <style:style style:name="T29" style:family="text">
      <style:text-properties fo:font-family="'Lucida Console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30" style:family="text">
      <style:text-properties fo:font-size="23pt" fo:language="en" fo:country="GB" style:font-size-asian="23pt" style:font-size-complex="23pt"/>
    </style:style>
    <style:style style:name="T31" style:family="text">
      <style:text-properties fo:font-size="22pt" fo:language="en" fo:country="GB" style:font-size-asian="22pt" style:font-size-complex="22pt"/>
    </style:style>
    <style:style style:name="T32" style:family="text">
      <style:text-properties fo:font-family="'Courier New'" style:font-family-generic="modern" style:font-pitch="fixed" fo:font-size="22pt" fo:language="en" fo:country="GB" style:font-size-asian="22pt" style:font-size-complex="22pt"/>
    </style:style>
    <style:style style:name="T33" style:family="text">
      <style:text-properties fo:font-family="'Lucida Console'" style:font-family-generic="modern" style:font-pitch="fixed" fo:font-size="11pt" fo:language="en" fo:country="GB" fo:font-weight="bold" style:font-size-asian="11pt" style:font-weight-asian="bold" style:font-size-complex="11pt" style:font-weight-complex="bold"/>
    </style:style>
    <style:style style:name="T34" style:family="text">
      <style:text-properties fo:font-family="'Lucida Console'" style:font-family-generic="modern" style:font-pitch="fixed" fo:font-size="9pt" fo:language="en" fo:country="GB" fo:font-weight="bold" style:font-size-asian="9pt" style:font-weight-asian="bold" style:font-size-complex="9pt" style:font-weight-complex="bold"/>
    </style:style>
    <style:style style:name="T35" style:family="text">
      <style:text-properties fo:font-family="'Lucida Console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36" style:family="text">
      <style:text-properties fo:color="#669900" fo:font-weight="bold" style:font-weight-asian="bold" style:font-weight-complex="bold"/>
    </style:style>
    <style:style style:name="T37" style:family="text">
      <style:text-properties fo:font-size="20pt" fo:language="en" fo:country="GB" style:font-size-asian="20pt" style:font-size-complex="20pt"/>
    </style:style>
    <style:style style:name="T38" style:family="text">
      <style:text-properties fo:font-family="'Courier New'" style:font-family-generic="modern" style:font-pitch="fixed" fo:font-size="20pt" fo:language="en" fo:country="GB" style:font-size-asian="20pt" style:font-size-complex="20pt"/>
    </style:style>
    <style:style style:name="T39" style:family="text">
      <style:text-properties fo:font-size="9pt" fo:language="en" fo:country="GB" style:font-size-asian="9pt" style:font-size-complex="9pt"/>
    </style:style>
    <style:style style:name="T40" style:family="text">
      <style:text-properties fo:font-family="'Lucida Console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41" style:family="text">
      <style:text-properties fo:color="#669900" fo:font-family="Verdana" style:font-family-generic="swiss" style:font-pitch="variable" fo:language="en" fo:country="GB" fo:font-weight="bold" style:font-weight-asian="bold" style:font-weight-complex="bold"/>
    </style:style>
    <style:style style:name="T42" style:family="text">
      <style:text-properties fo:color="#669900" fo:font-family="'Courier New'" style:font-family-generic="modern" style:font-pitch="fixed" fo:language="en" fo:country="GB" fo:font-weight="bold" style:font-weight-asian="bold" style:font-weight-complex="bold"/>
    </style:style>
    <style:style style:name="T43" style:family="text">
      <style:text-properties fo:font-family="'Lucida Console'" style:font-family-generic="modern" style:font-pitch="fixed" fo:font-size="19pt" fo:language="en" fo:country="GB" style:font-size-asian="19pt" style:font-size-complex="19pt"/>
    </style:style>
    <style:style style:name="T44" style:family="text">
      <style:text-properties fo:font-family="'Lucida Console'" style:font-family-generic="modern" style:font-pitch="fixed" fo:font-size="10pt" fo:language="en" fo:country="GB" fo:font-weight="bold" style:font-size-asian="10pt" style:font-weight-asian="bold" style:font-size-complex="10pt" style:font-weight-complex="bold"/>
    </style:style>
    <style:style style:name="T45" style:family="text">
      <style:text-properties fo:color="#669900"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color="#1e481f" fo:font-size="36pt" style:font-size-asian="36pt" style:font-size-complex="36pt"/>
    </style:style>
    <style:style style:name="T47" style:family="text">
      <style:text-properties fo:color="#000000" fo:font-size="20pt" fo:language="en" fo:country="GB" style:font-size-asian="20pt" style:font-size-complex="20pt"/>
    </style:style>
    <style:style style:name="T48" style:family="text">
      <style:text-properties fo:color="#000000" fo:font-family="'Lucida Console'" style:font-family-generic="modern" style:font-pitch="fixed" fo:font-size="20pt" fo:language="en" fo:country="GB" style:font-size-asian="20pt" style:font-size-complex="20pt"/>
    </style:style>
    <style:style style:name="T49" style:family="text">
      <style:text-properties fo:color="#000000" fo:font-size="18pt" fo:language="en" fo:country="GB" style:font-size-asian="18pt" style:font-size-complex="18pt"/>
    </style:style>
    <style:style style:name="T50" style:family="text">
      <style:text-properties fo:color="#000000" fo:font-family="Verdana" style:font-family-generic="swiss" style:font-pitch="variable" fo:font-size="20pt" fo:language="en" fo:country="GB" style:font-family-asian="'ＭＳ Ｐゴシック'" style:font-family-generic-asian="swiss" style:font-pitch-asian="variable" style:font-size-asian="20pt" style:font-family-complex="'ＭＳ Ｐゴシック'" style:font-family-generic-complex="swiss" style:font-pitch-complex="variable" style:font-size-complex="20pt"/>
    </style:style>
    <style:style style:name="T51" style:family="text">
      <style:text-properties fo:color="#000000" fo:font-family="Verdana" style:font-family-generic="swiss" style:font-pitch="variable" fo:font-size="15pt" fo:language="en" fo:country="GB" style:font-family-asian="'ＭＳ Ｐゴシック'" style:font-family-generic-asian="swiss" style:font-pitch-asian="variable" style:font-size-asian="15pt" style:font-family-complex="'ＭＳ Ｐゴシック'" style:font-family-generic-complex="swiss" style:font-pitch-complex="variable" style:font-size-complex="15pt"/>
    </style:style>
    <style:style style:name="T52" style:family="text">
      <style:text-properties fo:color="#000000" fo:font-family="Verdana" style:font-family-generic="swiss" style:font-pitch="variable" fo:font-size="15pt" fo:language="en" fo:country="GB" fo:font-weight="bold" style:font-family-asian="'ＭＳ Ｐゴシック'" style:font-family-generic-asian="swiss" style:font-pitch-asian="variable" style:font-size-asian="15pt" style:font-weight-asian="bold" style:font-family-complex="'ＭＳ Ｐゴシック'" style:font-family-generic-complex="swiss" style:font-pitch-complex="variable" style:font-size-complex="15pt" style:font-weight-complex="bold"/>
    </style:style>
    <style:style style:name="T53" style:family="text">
      <style:text-properties fo:color="#000000" fo:font-family="'Lucida Console'" style:font-family-generic="modern" style:font-pitch="fixed" fo:font-size="15pt" fo:language="en" fo:country="GB" style:font-family-asian="'ＭＳ Ｐゴシック'" style:font-family-generic-asian="swiss" style:font-pitch-asian="variable" style:font-size-asian="15pt" style:font-family-complex="'ＭＳ Ｐゴシック'" style:font-family-generic-complex="swiss" style:font-pitch-complex="variable" style:font-size-complex="15pt"/>
    </style:style>
    <style:style style:name="T54" style:family="text">
      <style:text-properties fo:color="#000000" fo:font-family="Verdana" style:font-family-generic="swiss" style:font-pitch="variable" fo:font-size="15pt" fo:language="en" fo:country="GB" fo:font-style="italic" style:font-family-asian="'ＭＳ Ｐゴシック'" style:font-family-generic-asian="swiss" style:font-pitch-asian="variable" style:font-size-asian="15pt" style:font-style-asian="italic" style:font-family-complex="'ＭＳ Ｐゴシック'" style:font-family-generic-complex="swiss" style:font-pitch-complex="variable" style:font-size-complex="15pt" style:font-style-complex="italic"/>
    </style:style>
    <style:style style:name="T55" style:family="text">
      <style:text-properties fo:color="#000000" fo:font-family="Verdana" style:font-family-generic="swiss" style:font-pitch="variable" fo:font-size="17pt" fo:language="en" fo:country="GB" fo:font-weight="bold" style:font-family-asian="'ＭＳ Ｐゴシック'" style:font-family-generic-asian="swiss" style:font-pitch-asian="variable" style:font-size-asian="17pt" style:font-weight-asian="bold" style:font-family-complex="'ＭＳ Ｐゴシック'" style:font-family-generic-complex="swiss" style:font-pitch-complex="variable" style:font-size-complex="17pt" style:font-weight-complex="bold"/>
    </style:style>
    <style:style style:name="T56" style:family="text">
      <style:text-properties fo:language="en" fo:country="GB" fo:font-style="italic" style:font-style-asian="italic" style:font-style-complex="italic"/>
    </style:style>
    <style:style style:name="T57" style:family="text">
      <style:text-properties fo:color="#669900" fo:language="en" fo:country="GB"/>
    </style:style>
    <style:style style:name="T58" style:family="text">
      <style:text-properties fo:color="#669900" fo:font-family="'Lucida Console'" style:font-family-generic="modern" style:font-pitch="fixed" fo:language="en" fo:country="GB"/>
    </style:style>
    <style:style style:name="T59" style:family="text">
      <style:text-properties fo:font-family="'Lucida Console'" style:font-family-generic="modern" style:font-pitch="fixed" fo:font-size="20pt" fo:language="en" fo:country="GB" style:font-size-asian="20pt" style:font-size-complex="20pt"/>
    </style:style>
    <style:style style:name="T60" style:family="text">
      <style:text-properties fo:font-family="'Lucida Console'" style:font-family-generic="modern" style:font-pitch="fixed" fo:font-size="18pt" fo:language="en" fo:country="GB" style:font-size-asian="18pt" style:font-size-complex="18pt"/>
    </style:style>
    <style:style style:name="T61" style:family="text">
      <style:text-properties fo:font-size="20pt" fo:language="en" fo:country="GB" fo:font-style="italic" style:font-size-asian="20pt" style:font-style-asian="italic" style:font-size-complex="20pt" style:font-style-complex="italic"/>
    </style:style>
    <style:style style:name="T62" style:family="text">
      <style:text-properties fo:font-size="20pt" fo:language="en" fo:country="US" style:font-size-asian="20pt" style:font-size-complex="20pt"/>
    </style:style>
    <style:style style:name="T63" style:family="text">
      <style:text-properties fo:font-family="'Lucida Console'" style:font-family-generic="modern" style:font-pitch="fixed" fo:font-size="17pt" fo:language="en" fo:country="GB" fo:font-weight="bold" style:font-size-asian="17pt" style:font-weight-asian="bold" style:font-size-complex="17pt" style:font-weight-complex="bold"/>
    </style:style>
    <style:style style:name="T64" style:family="text">
      <style:text-properties fo:font-family="'Lucida Console'" style:font-family-generic="modern" style:font-pitch="fixed" fo:font-size="20pt" fo:language="en" fo:country="US" style:font-size-asian="20pt" style:font-size-complex="20pt"/>
    </style:style>
    <style:style style:name="T65" style:family="text">
      <style:text-properties fo:font-size="6pt" fo:language="en" fo:country="US" style:font-size-asian="6pt" style:font-size-complex="6pt"/>
    </style:style>
    <style:style style:name="T66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67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68" style:family="text">
      <style:text-properties fo:color="#669900" fo:font-size="20pt" fo:font-weight="bold" style:font-size-asian="20pt" style:font-weight-asian="bold" style:font-size-complex="20pt" style:font-weight-complex="bold"/>
    </style:style>
    <style:style style:name="T69" style:family="text">
      <style:text-properties fo:color="#669900" fo:font-size="24pt" fo:font-weight="bold" style:font-size-asian="24pt" style:font-weight-asian="bold" style:font-size-complex="24pt" style:font-weight-complex="bold"/>
    </style:style>
    <style:style style:name="T70" style:family="text">
      <style:text-properties fo:font-size="7pt" fo:language="en" fo:country="US" style:font-size-asian="7pt" style:font-size-complex="7pt"/>
    </style:style>
    <style:style style:name="T71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72" style:family="text">
      <style:text-properties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3" style:family="text">
      <style:text-properties fo:color="#669900" fo:font-family="'Lucida Console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74" style:family="text">
      <style:text-properties fo:color="#669900" fo:font-size="20pt" fo:language="en" fo:country="US" fo:font-weight="bold" style:font-size-asian="20pt" style:font-weight-asian="bold" style:font-size-complex="20pt" style:font-weight-complex="bold"/>
    </style:style>
    <style:style style:name="T75" style:family="text">
      <style:text-properties fo:font-size="8pt" style:font-size-asian="8pt" style:font-size-complex="8pt"/>
    </style:style>
    <style:style style:name="T76" style:family="text">
      <style:text-properties fo:font-size="20pt" style:font-size-asian="20pt" style:font-size-complex="20pt"/>
    </style:style>
    <style:style style:name="T77" style:family="text">
      <style:text-properties fo:font-size="20pt" fo:font-style="italic" style:font-size-asian="20pt" style:font-style-asian="italic" style:font-size-complex="20pt" style:font-style-complex="italic"/>
    </style:style>
    <style:style style:name="T78" style:family="text">
      <style:text-properties fo:font-size="18pt" style:font-size-asian="18pt" style:font-size-complex="18pt"/>
    </style:style>
    <style:style style:name="T79" style:family="text">
      <style:text-properties fo:font-size="15pt" fo:language="en" fo:country="GB" style:font-size-asian="15pt" style:font-size-complex="15pt"/>
    </style:style>
    <style:style style:name="T80" style:family="text">
      <style:text-properties fo:font-size="15pt" fo:language="en" fo:country="US" style:font-size-asian="15pt" style:font-size-complex="15pt"/>
    </style:style>
    <style:style style:name="T81" style:family="text">
      <style:text-properties fo:font-family="'Lucida Console'" style:font-family-generic="modern" style:font-pitch="fixed" fo:font-size="15pt" fo:language="en" fo:country="GB" style:font-size-asian="15pt" style:font-size-complex="15pt"/>
    </style:style>
    <style:style style:name="T82" style:family="text">
      <style:text-properties fo:font-family="'Lucida Console'" style:font-family-generic="modern" style:font-pitch="fixed" fo:font-size="19pt" fo:language="en" fo:country="US" style:font-size-asian="19pt" style:font-size-complex="19pt"/>
    </style:style>
    <style:style style:name="T83" style:family="text">
      <style:text-properties fo:font-size="26pt" fo:language="en" fo:country="GB" style:font-size-asian="26pt" style:font-size-complex="26pt"/>
    </style:style>
    <style:style style:name="T84" style:family="text">
      <style:text-properties fo:font-size="19pt" style:font-size-asian="19pt" style:font-size-complex="19pt"/>
    </style:style>
    <style:style style:name="T85" style:family="text">
      <style:text-properties fo:color="#669900" fo:font-size="20pt" fo:language="en" fo:country="GB" fo:font-style="italic" style:font-size-asian="20pt" style:font-style-asian="italic" style:font-size-complex="20pt" style:font-style-complex="italic"/>
    </style:style>
    <style:style style:name="T86" style:family="text">
      <style:text-properties fo:color="#669900" fo:font-size="18pt" fo:language="en" fo:country="GB" style:font-size-asian="18pt" style:font-size-complex="18pt"/>
    </style:style>
    <style:style style:name="T87" style:family="text">
      <style:text-properties fo:font-size="18pt" fo:language="en" fo:country="GB" fo:font-style="italic" style:font-size-asian="18pt" style:font-style-asian="italic" style:font-size-complex="18pt" style:font-style-complex="italic"/>
    </style:style>
    <style:style style:name="T88" style:family="text">
      <style:text-properties fo:color="#669900" fo:font-size="20pt" fo:language="en" fo:country="GB" style:font-size-asian="20pt" style:font-size-complex="20pt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6699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Lucida Console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'Lucida Console'" style:font-family-generic="modern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'Lucida Console'" style:font-family-generic="modern" style:font-pitch="fixed" fo:color="#6699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1.587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1.481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1.27cm"/>
        <style:text-properties fo:font-family="Verdana" style:font-family-generic="swiss" style:font-pitch="variable" fo:color="#6699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6699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pring AOP – Part 2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Spring AOP – Part 2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3"/>
            <text:p text:style-name="P3"/>
            <text:p text:style-name="P3">Advanced Aspect-Oriented Programming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pring’s Advice Interfaces (1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Spring’s Advice Interfaces (1)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Spring provides interfaces that can be used to implement advice.</text:span></text:p>
              </text:list-item>
            </text:list>
            <text:list text:style-name="L3">
              <text:list-item>
                <text:p text:style-name="P6"><text:span text:style-name="T2">The advice can then be added either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Programmatically with the ProxyFa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Declaratively with a ProxyFactoryBea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Prior to Spring 2.0, this was the most common way to introduce custom AOP</text:span></text:p>
              </text:list-item>
            </text:list>
            <text:list text:style-name="L3">
              <text:list-item>
                <text:p text:style-name="P6"><text:span text:style-name="T2">The namespace-based and annotation-driven approaches make use of these interfaces internally.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2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pring’s Advice Interfaces (2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Spring’s Advice Interfaces (2)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3">Befor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implement </text:span><text:span text:style-name="T4">MethodBeforeAdvice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void before(Method method,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<text:s text:c="12"/></text:span><text:span text:style-name="T5">Object[] args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<text:s text:c="12"/></text:span><text:span text:style-name="T5">Object target)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throws Throwable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3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pring’s Advice Interfaces (3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Spring’s Advice Interfaces (3)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3">After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implement </text:span><text:span text:style-name="T6">AfterReturningAdvic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void afterReturning(Object retval, </text:span><text:span text:style-name="T5"><text:tab/></text:span><text:span text:style-name="T5"><text:tab/></text:span><text:span text:style-name="T5"> <text:s text:c="17"/>Method method, <text:s text:c="18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<text:s text:c="20"/></text:span><text:span text:style-name="T5">Object[] args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<text:s text:c="20"/></text:span><text:span text:style-name="T5">Object target)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throws Throwable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4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pring’s Advice Interfaces (4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Spring’s Advice Interfaces (4)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3">After Throwing</text:span></text:p>
              </text:list-item>
            </text:list>
            <text:list text:style-name="L3">
              <text:list-item>
                <text:p text:style-name="P12"><text:span text:style-name="T2"><text:tab/></text:span><text:span text:style-name="T2">implement </text:span><text:span text:style-name="T8">ThrowsAdvice</text:span><text:span text:style-name="T9">: </text:span></text:p>
              </text:list-item>
            </text:list>
            <text:list text:style-name="L6">
              <text:list-item>
                <text:p text:style-name="P13"><text:span text:style-name="T9"><text:s text:c="4"/></text:span><text:span text:style-name="T10">NO REQUIRED METHODS TO IMPLEMENT</text:span></text:p>
              </text:list-item>
            </text:list>
            <text:list text:style-name="L6">
              <text:list-item>
                <text:p text:style-name="P13"><text:span text:style-name="T11"/></text:p>
              </text:list-item>
            </text:list>
            <text:list text:style-name="L6">
              <text:list-item>
                <text:p text:style-name="P13"><text:span text:style-name="T12"><text:s/></text:span><text:span text:style-name="T2">2 options:</text:span></text:p>
              </text:list-item>
            </text:list>
            <text:list text:style-name="L3">
              <text:list-item>
                <text:p text:style-name="P14"><text:span text:style-name="T13"/></text:p>
              </text:list-item>
            </text:list>
            <text:list text:style-name="L7">
              <text:list-item>
                <text:p text:style-name="P13"><text:span text:style-name="T14">public void afterThrowing(Method method, <text:s text:c="5"/></text:span></text:p>
              </text:list-item>
            </text:list>
            <text:list text:style-name="L7">
              <text:list-item>
                <text:p text:style-name="P13"><text:span text:style-name="T14"><text:s text:c="26"/></text:span><text:span text:style-name="T14">Object[] args, </text:span></text:p>
              </text:list-item>
            </text:list>
            <text:list text:style-name="L7">
              <text:list-item>
                <text:p text:style-name="P15"><text:span text:style-name="T14"><text:tab/></text:span><text:span text:style-name="T14"><text:tab/></text:span><text:span text:style-name="T14"><text:tab/></text:span><text:span text:style-name="T14"> <text:s text:c="15"/></text:span><text:span text:style-name="T14">Object target, <text:s/></text:span></text:p>
              </text:list-item>
            </text:list>
            <text:list text:style-name="L7">
              <text:list-item>
                <text:p text:style-name="P16"><text:span text:style-name="T14"><text:s text:c="26"/></text:span><text:span text:style-name="T14">MyException e) {..}</text:span></text:p>
              </text:list-item>
            </text:list>
            <text:list text:style-name="L3">
              <text:list-item>
                <text:p text:style-name="P17"><text:span text:style-name="T7"><text:s text:c="2"/></text:span><text:span text:style-name="T7">OR…</text:span></text:p>
              </text:list-item>
            </text:list>
            <text:list text:style-name="L3">
              <text:list-item>
                <text:p text:style-name="P18"><text:span text:style-name="T13"/></text:p>
              </text:list-item>
            </text:list>
            <text:list text:style-name="L7">
              <text:list-item>
                <text:p text:style-name="P16"><text:span text:style-name="T14">public void afterThrowing(MyException e) {..}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5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pring’s Advice Interfaces (5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Spring’s Advice Interfaces (5)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3">Around</text:span></text:p>
              </text:list-item>
            </text:list>
            <text:list text:style-name="L3">
              <text:list-item>
                <text:p text:style-name="P12"><text:span text:style-name="T2"><text:tab/></text:span><text:span text:style-name="T2">implement </text:span><text:span text:style-name="T9">org.aopalliance.intercept.MethodInterceptor:</text:span></text:p>
              </text:list-item>
            </text:list>
            <text:list text:style-name="L6">
              <text:list-item>
                <text:p text:style-name="P13"><text:span text:style-name="T8"/></text:p>
              </text:list-item>
            </text:list>
            <text:list text:style-name="L6">
              <text:list-item>
                <text:p text:style-name="P13"><text:span text:style-name="T8"/></text:p>
              </text:list-item>
            </text:list>
            <text:list text:style-name="L6">
              <text:list-item>
                <text:p text:style-name="P13"><text:span text:style-name="T8"><text:s/></text:span><text:span text:style-name="T4">public abstract Object <text:s text:c="2"/></text:span></text:p>
              </text:list-item>
            </text:list>
            <text:list text:style-name="L6">
              <text:list-item>
                <text:p text:style-name="P13"><text:span text:style-name="T4"><text:s/></text:span><text:span text:style-name="T4">invoke(MethodInvocation invocation)</text:span></text:p>
              </text:list-item>
            </text:list>
            <text:list text:style-name="L6">
              <text:list-item>
                <text:p text:style-name="P13"><text:span text:style-name="T4"><text:s/></text:span><text:span text:style-name="T4">throws Throwable;</text:span></text:p>
              </text:list-item>
            </text:list>
            <text:list text:style-name="L6">
              <text:list-item>
                <text:p text:style-name="P13"><text:span text:style-name="T4"/></text:p>
              </text:list-item>
            </text:list>
            <text:list text:style-name="L6">
              <text:list-item>
                <text:p text:style-name="P13"><text:span text:style-name="T4"/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6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Using Advice with the ProxyFactory" draw:style-name="dp1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<text:span text:style-name="T2">Using Advice with the ProxyFactory</text:span></text:p>
          </draw:text-box>
        </draw:frame>
        <draw:frame presentation:style-name="pr7" draw:text-style-name="P8" draw:layer="layout" svg:width="21.855cm" svg:height="5.993cm" svg:x="1.745cm" svg:y="5.711cm" presentation:class="outline" presentation:user-transformed="true">
          <draw:text-box>
            <text:list text:style-name="L3">
              <text:list-item>
                <text:p text:style-name="P17"><text:span text:style-name="T2"/></text:p>
              </text:list-item>
            </text:list>
            <text:list text:style-name="L6">
              <text:list-item>
                <text:p text:style-name="P19"><text:span text:style-name="T15">private MessageService getMessageService(List obscenities) {</text:span></text:p>
              </text:list-item>
            </text:list>
            <text:list text:style-name="L6">
              <text:list-item>
                <text:p text:style-name="P19"><text:span text:style-name="T15"><text:s text:c="2"/></text:span><text:span text:style-name="T15">MessageService target = new MessageServiceImpl();</text:span></text:p>
              </text:list-item>
            </text:list>
            <text:list text:style-name="L6">
              <text:list-item>
                <text:p text:style-name="P19"><text:span text:style-name="T15"><text:s text:c="2"/></text:span><text:span text:style-name="T15">ProxyFactory pf = new ProxyFactory(target);</text:span></text:p>
              </text:list-item>
            </text:list>
            <text:list text:style-name="L6">
              <text:list-item>
                <text:p text:style-name="P19"><text:span text:style-name="T15"><text:s text:c="2"/></text:span><text:span text:style-name="T15">pf.addAdvice(new ObscenityFilterAdvice(obscenities));</text:span></text:p>
              </text:list-item>
            </text:list>
            <text:list text:style-name="L6">
              <text:list-item>
                <text:p text:style-name="P19"><text:span text:style-name="T15"><text:s text:c="2"/></text:span><text:span text:style-name="T15">return (MessageService) pf.getProxy();</text:span></text:p>
              </text:list-item>
            </text:list>
            <text:list text:style-name="L6">
              <text:list-item>
                <text:p text:style-name="P19"><text:span text:style-name="T15">}</text:span></text:p>
              </text:list-item>
            </text:list>
          </draw:text-box>
        </draw:frame>
        <draw:polyline draw:style-name="gr1" draw:text-style-name="P20" draw:id="id2" draw:layer="layout" svg:width="1.269cm" svg:height="4.232cm" svg:x="12.7cm" svg:y="4.445cm" svg:viewBox="0 0 1270 4233" draw:points="1270,0 0,4233">
          <text:p text:style-name="P4"/>
        </draw:polyline>
        <draw:custom-shape draw:style-name="gr2" draw:text-style-name="P21" draw:id="id1" draw:layer="layout" svg:width="8.678cm" svg:height="0.858cm" svg:x="11.642cm" svg:y="3.598cm">
          <text:p text:style-name="P1"><text:span text:style-name="T16">Create the </text:span><text:span text:style-name="T17">ProxyFactory</text:span></text:p>
          <draw:enhanced-geometry svg:viewBox="0 0 21600 21600" draw:type="mso-spt202" draw:enhanced-path="M 0 0 L 21600 0 21600 21600 0 21600 0 0 Z N"/>
        </draw:custom-shape>
        <draw:polyline draw:style-name="gr1" draw:text-style-name="P20" draw:id="id3" draw:layer="layout" svg:width="3.377cm" svg:height="3.54cm" svg:x="13.123cm" svg:y="9.736cm" svg:viewBox="0 0 3378 3541" draw:points="3378,3541 0,0">
          <text:p text:style-name="P4"/>
        </draw:polyline>
        <draw:custom-shape draw:style-name="gr2" draw:text-style-name="P21" draw:id="id4" draw:layer="layout" svg:width="13.22cm" svg:height="1.417cm" svg:x="9.3cm" svg:y="13.481cm">
          <text:p text:style-name="P1"><text:span text:style-name="T16">This version of the </text:span><text:span text:style-name="T17">ObscenityFilterAdvice would implement the MethodBeforeAdvice interface</text:span></text:p>
          <draw:enhanced-geometry svg:viewBox="0 0 21600 21600" draw:type="mso-spt202" draw:enhanced-path="M 0 0 L 21600 0 21600 21600 0 21600 0 0 Z N"/>
        </draw:custom-shape>
        <draw:polyline draw:style-name="gr1" draw:text-style-name="P20" draw:id="id6" draw:layer="layout" svg:width="0.242cm" svg:height="2.354cm" svg:x="4.444cm" svg:y="10.582cm" svg:viewBox="0 0 243 2355" draw:points="243,2355 0,0">
          <text:p text:style-name="P4"/>
        </draw:polyline>
        <draw:custom-shape draw:style-name="gr2" draw:text-style-name="P21" draw:id="id5" draw:layer="layout" svg:width="9.314cm" svg:height="0.816cm" svg:x="0.886cm" svg:y="13.092cm">
          <text:p text:style-name="P1"><text:span text:style-name="T16">Create and return the proxy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 smil:additive="base"/>
                  <anim:animate smil:dur="0.5s" smil:fill="hold" smil:targetElement="id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 smil:additive="base"/>
                  <anim:animate smil:dur="0.5s" smil:fill="hold" smil:targetElement="id2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 smil:additive="base"/>
                  <anim:animate smil:dur="0.5s" smil:fill="hold" smil:targetElement="id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 smil:additive="base"/>
                  <anim:animate smil:dur="0.5s" smil:fill="hold" smil:targetElement="id4" smil:attributeName="y" smil:values="1+height/2;y" smil:keyTimes="0;1" smil:additive="base"/>
                </anim:par>
                <anim:par smil:begin="0s" smil:fill="hold" presentation:node-type="with-previous" presentation:group-id="1" presentation:preset-class="exit" presentation:preset-id="ooo-exit-box" presentation:preset-sub-type="in">
                  <anim:transitionFilter smil:dur="0.5s" smil:targetElement="id1" smil:type="irisWipe" smil:subtype="rectangle" smil:mode="out" smil:direction="reverse"/>
                  <anim:set smil:begin="0.499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" smil:type="irisWipe" smil:subtype="rectangle" smil:mode="out" smil:direction="reverse"/>
                  <anim:set smil:begin="0.499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box" presentation:preset-sub-type="in">
                  <anim:transitionFilter smil:dur="0.5s" smil:targetElement="id4" smil:type="irisWipe" smil:subtype="rectangle" smil:mode="out" smil:direction="reverse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" smil:type="irisWipe" smil:subtype="rectangle" smil:mode="out" smil:direction="reverse"/>
                  <anim:set smil:begin="0.499s" smil:dur="0.001s" smil:fill="hold" smil:targetElement="id3" smil:attributeName="visibility" smil:to="hidden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 smil:additive="base"/>
                  <anim:animate smil:dur="0.5s" smil:fill="hold" smil:targetElement="id5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 smil:additive="base"/>
                  <anim:animate smil:dur="0.5s" smil:fill="hold" smil:targetElement="id6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7cm" svg:y="2.002cm" draw:page-number="7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Invoking Advice via ProxyFactoryBean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8">Invoking Advice via ProxyFactoryBean</text:span></text:p>
          </draw:text-box>
        </draw:frame>
        <draw:frame presentation:style-name="pr8" draw:text-style-name="P8" draw:layer="layout" svg:width="21.855cm" svg:height="8.891cm" svg:x="1.745cm" svg:y="4.657cm" presentation:class="outline" presentation:user-transformed="true">
          <draw:text-box>
            <text:list text:style-name="L6">
              <text:list-item>
                <text:p text:style-name="P22"><text:span text:style-name="T19">&lt;bean id="target" </text:span></text:p>
              </text:list-item>
            </text:list>
            <text:list text:style-name="L6">
              <text:list-item>
                <text:p text:style-name="P22"><text:span text:style-name="T19"><text:s text:c="6"/></text:span><text:span text:style-name="T19">class="com.springsource.training.aop.MessageServiceImpl"/&gt;</text:span></text:p>
              </text:list-item>
            </text:list>
            <text:list text:style-name="L6">
              <text:list-item>
                <text:p text:style-name="P22"><text:span text:style-name="T19"/></text:p>
              </text:list-item>
            </text:list>
            <text:list text:style-name="L6">
              <text:list-item>
                <text:p text:style-name="P22"><text:span text:style-name="T19">&lt;bean id="proxy" </text:span></text:p>
              </text:list-item>
            </text:list>
            <text:list text:style-name="L6">
              <text:list-item>
                <text:p text:style-name="P22"><text:span text:style-name="T19"><text:s text:c="6"/></text:span><text:span text:style-name="T19">class="</text:span><text:span text:style-name="T20">org.springframework.aop.framework.ProxyFactoryBean</text:span><text:span text:style-name="T19">"&gt;</text:span></text:p>
              </text:list-item>
            </text:list>
            <text:list text:style-name="L6">
              <text:list-item>
                <text:p text:style-name="P23"><text:span text:style-name="T19"><text:tab/></text:span><text:span text:style-name="T19">&lt;property name="target“ ref=“target”/&gt;</text:span></text:p>
              </text:list-item>
            </text:list>
            <text:list text:style-name="L6">
              <text:list-item>
                <text:p text:style-name="P23"><text:span text:style-name="T19"><text:tab/></text:span><text:span text:style-name="T19">&lt;property name="proxyInterfaces"&gt;</text:span></text:p>
              </text:list-item>
            </text:list>
            <text:list text:style-name="L6">
              <text:list-item>
                <text:p text:style-name="P23"><text:span text:style-name="T19"><text:tab/></text:span><text:span text:style-name="T19"><text:tab/></text:span><text:span text:style-name="T19">&lt;value&gt;com.springsource.training.aop.MessageService&lt;/value&gt;</text:span></text:p>
              </text:list-item>
            </text:list>
            <text:list text:style-name="L6">
              <text:list-item>
                <text:p text:style-name="P23"><text:span text:style-name="T19"><text:tab/></text:span><text:span text:style-name="T19">&lt;/property&gt;</text:span></text:p>
              </text:list-item>
            </text:list>
            <text:list text:style-name="L6">
              <text:list-item>
                <text:p text:style-name="P23"><text:span text:style-name="T19"><text:tab/></text:span><text:span text:style-name="T19">&lt;property name="interceptorNames"&gt;</text:span></text:p>
              </text:list-item>
            </text:list>
            <text:list text:style-name="L6">
              <text:list-item>
                <text:p text:style-name="P23"><text:span text:style-name="T19"><text:tab/></text:span><text:span text:style-name="T19"><text:tab/></text:span><text:span text:style-name="T19">&lt;value&gt;advice&lt;/value&gt;</text:span></text:p>
              </text:list-item>
            </text:list>
            <text:list text:style-name="L6">
              <text:list-item>
                <text:p text:style-name="P23"><text:span text:style-name="T19"><text:tab/></text:span><text:span text:style-name="T19">&lt;/property&gt;</text:span></text:p>
              </text:list-item>
            </text:list>
            <text:list text:style-name="L6">
              <text:list-item>
                <text:p text:style-name="P22"><text:span text:style-name="T19">&lt;/bean&gt;</text:span></text:p>
              </text:list-item>
            </text:list>
            <text:list text:style-name="L6">
              <text:list-item>
                <text:p text:style-name="P22"><text:span text:style-name="T19"/></text:p>
              </text:list-item>
            </text:list>
            <text:list text:style-name="L6">
              <text:list-item>
                <text:p text:style-name="P22"><text:span text:style-name="T19">&lt;bean id="advice" </text:span></text:p>
              </text:list-item>
            </text:list>
            <text:list text:style-name="L6">
              <text:list-item>
                <text:p text:style-name="P22"><text:span text:style-name="T19"><text:s text:c="3"/></text:span><text:span text:style-name="T19">class="com.springsource.training.aop.after.ReturnCheckingAdvice</text:span><text:span text:style-name="T21"> </text:span><text:span text:style-name="T19">"/&gt;</text:span></text:p>
              </text:list-item>
            </text:list>
          </draw:text-box>
        </draw:frame>
        <draw:polyline draw:style-name="gr1" draw:text-style-name="P20" draw:id="id12" draw:layer="layout" svg:width="1.058cm" svg:height="4.47cm" svg:x="6.138cm" svg:y="10.728cm" svg:viewBox="0 0 1059 4471" draw:points="0,4471 1059,0">
          <text:p text:style-name="P4"/>
        </draw:polyline>
        <draw:custom-shape draw:style-name="gr2" draw:text-style-name="P21" draw:id="id11" draw:layer="layout" svg:width="14.605cm" svg:height="0.972cm" svg:x="2.752cm" svg:y="15.24cm">
          <text:p text:style-name="P1"><text:span text:style-name="T3">Specify the advice to add to the proxy</text:span></text:p>
          <draw:enhanced-geometry svg:viewBox="0 0 21600 21600" draw:type="mso-spt202" draw:enhanced-path="M 0 0 L 21600 0 21600 21600 0 21600 0 0 Z N"/>
        </draw:custom-shape>
        <draw:polyline draw:style-name="gr1" draw:text-style-name="P20" draw:id="id9" draw:layer="layout" svg:width="1.269cm" svg:height="1.904cm" svg:x="16.933cm" svg:y="8.849cm" svg:viewBox="0 0 1270 1905" draw:points="1270,1905 0,0">
          <text:p text:style-name="P4"/>
        </draw:polyline>
        <draw:custom-shape draw:style-name="gr2" draw:text-style-name="P21" draw:id="id10" draw:layer="layout" svg:width="17.78cm" svg:height="0.972cm" svg:x="7.62cm" svg:y="10.967cm">
          <text:p text:style-name="P1"><text:span text:style-name="T3">Specify the interface(s) the proxy should implement</text:span></text:p>
          <draw:enhanced-geometry svg:viewBox="0 0 21600 21600" draw:type="mso-spt202" draw:enhanced-path="M 0 0 L 21600 0 21600 21600 0 21600 0 0 Z N"/>
        </draw:custom-shape>
        <draw:polyline draw:style-name="gr1" draw:text-style-name="P20" draw:id="id8" draw:layer="layout" svg:width="1.904cm" svg:height="0cm" svg:x="14.816cm" svg:y="4.868cm" svg:viewBox="0 0 1905 0" draw:points="1905,0 0,0">
          <text:p text:style-name="P4"/>
        </draw:polyline>
        <draw:custom-shape draw:style-name="gr2" draw:text-style-name="P21" draw:id="id7" draw:layer="layout" svg:width="9.313cm" svg:height="0.972cm" svg:x="15.24cm" svg:y="4.445cm">
          <text:p text:style-name="P1"><text:span text:style-name="T3">Specify the target</text:span></text:p>
          <draw:enhanced-geometry svg:viewBox="0 0 21600 21600" draw:type="mso-spt202" draw:enhanced-path="M 0 0 L 21600 0 21600 21600 0 21600 0 0 Z N"/>
        </draw:custom-shape>
        <draw:polyline draw:style-name="gr1" draw:text-style-name="P20" draw:id="id13" draw:layer="layout" svg:width="2.116cm" svg:height="1.083cm" svg:x="7.62cm" svg:y="14.116cm" svg:viewBox="0 0 2117 1084" draw:points="0,1084 2117,0">
          <text:p text:style-name="P4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 smil:additive="base"/>
                  <anim:animate smil:dur="0.5s" smil:fill="hold" smil:targetElement="id7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 smil:additive="base"/>
                  <anim:animate smil:dur="0.5s" smil:fill="hold" smil:targetElement="id8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box" presentation:preset-sub-type="in">
                  <anim:transitionFilter smil:dur="0.5s" smil:targetElement="id7" smil:type="irisWipe" smil:subtype="rectangle" smil:mode="out" smil:direction="reverse"/>
                  <anim:set smil:begin="0.499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8" smil:type="irisWipe" smil:subtype="rectangle" smil:mode="out" smil:direction="reverse"/>
                  <anim:set smil:begin="0.499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 smil:additive="base"/>
                  <anim:animate smil:dur="0.5s" smil:fill="hold" smil:targetElement="id9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 smil:additive="base"/>
                  <anim:animate smil:dur="0.5s" smil:fill="hold" smil:targetElement="id1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9" smil:type="irisWipe" smil:subtype="rectangle" smil:mode="out" smil:direction="reverse"/>
                  <anim:set smil:begin="0.499s" smil:dur="0.001s" smil:fill="hold" smil:targetElement="id9" smil:attributeName="visibility" smil:to="hidden"/>
                </anim:par>
                <anim:par smil:begin="0s" smil:fill="hold" presentation:node-type="with-previous" presentation:group-id="1" presentation:preset-class="exit" presentation:preset-id="ooo-exit-box" presentation:preset-sub-type="in">
                  <anim:transitionFilter smil:dur="0.5s" smil:targetElement="id10" smil:type="irisWipe" smil:subtype="rectangle" smil:mode="out" smil:direction="reverse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 smil:additive="base"/>
                  <anim:animate smil:dur="0.5s" smil:fill="hold" smil:targetElement="id1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 smil:additive="base"/>
                  <anim:animate smil:dur="0.5s" smil:fill="hold" smil:targetElement="id12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 smil:additive="base"/>
                  <anim:animate smil:dur="0.5s" smil:fill="hold" smil:targetElement="id13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7cm" svg:y="2.002cm" draw:page-number="8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Out of the Box Interceptors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Out of the Box Interceptors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You may not need to implement AOP advice yourself</text:span></text:p>
              </text:list-item>
            </text:list>
            <text:list text:style-name="L3">
              <text:list-item>
                <text:p text:style-name="P6"><text:span text:style-name="T2">Spring provides interceptors out of the box fo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Transaction managem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Accessing remote resour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Accessing JMX resource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Rich potential for </text:span><text:span text:style-name="T3">aspect librari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Spring is a key part of this eff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9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Understanding Introductions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Understanding Introductions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24"><text:span text:style-name="T22">Introductions</text:span><text:span text:style-name="T23"> allow you to add new behavior to a bean dynamically at runtime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24">In Spring AOP, this means making objects implement additional interfaces</text:span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23">Allows more complex cross-cutting logic to be applied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24">Lock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4">Modification checking </text:span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25">Mixin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26">Essentially a more dynamic form of concrete inherit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4">Typically adds state to target on a </text:span><text:span text:style-name="T27">per-instance</text:span><text:span text:style-name="T24"> basis</text:span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25">Inter-type declarations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26">Another name for introdu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4">Preferred by AspectJ commun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10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Modification Detection with Introductions (1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8">Modification Detection with Introductions (1)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Create a </text:span><text:span text:style-name="T28">ModificationTracker</text:span><text:span text:style-name="T2"> interface:</text:span></text:p>
              </text:list-item>
            </text:list>
            <text:list text:style-name="L6">
              <text:list-item>
                <text:p text:style-name="P26"><text:span text:style-name="T4"/></text:p>
              </text:list-item>
            </text:list>
            <text:list text:style-name="L6">
              <text:list-item>
                <text:p text:style-name="P27"><text:span text:style-name="T29">public interface ModificationTracker {</text:span></text:p>
              </text:list-item>
            </text:list>
            <text:list text:style-name="L6">
              <text:list-item>
                <text:p text:style-name="P28"><text:span text:style-name="T29"><text:tab/></text:span></text:p>
              </text:list-item>
            </text:list>
            <text:list text:style-name="L6">
              <text:list-item>
                <text:p text:style-name="P28"><text:span text:style-name="T29"><text:tab/></text:span><text:span text:style-name="T29">public boolean isModified();</text:span></text:p>
              </text:list-item>
            </text:list>
            <text:list text:style-name="L6">
              <text:list-item>
                <text:p text:style-name="P28"><text:span text:style-name="T29"><text:tab/></text:span></text:p>
              </text:list-item>
            </text:list>
            <text:list text:style-name="L6">
              <text:list-item>
                <text:p text:style-name="P28"><text:span text:style-name="T29"><text:tab/></text:span><text:span text:style-name="T29">public void setModified(boolean modified);</text:span></text:p>
              </text:list-item>
            </text:list>
            <text:list text:style-name="L6">
              <text:list-item>
                <text:p text:style-name="P27"><text:span text:style-name="T29"/></text:p>
              </text:list-item>
            </text:list>
            <text:list text:style-name="L6">
              <text:list-item>
                <text:p text:style-name="P27"><text:span text:style-name="T29">}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11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Modification Detection with Introductions (2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8">Modification Detection with Introductions (2)</text:span></text:p>
          </draw:text-box>
        </draw:frame>
        <draw:frame presentation:style-name="pr5" draw:text-style-name="P8" draw:layer="layout" svg:width="21.855cm" svg:height="11.868cm" svg:x="1.745cm" svg:y="4.657cm" presentation:class="outline" presentation:user-transformed="true">
          <draw:text-box>
            <text:list text:style-name="L3">
              <text:list-item>
                <text:p text:style-name="P29"><text:span text:style-name="T30">Create an implementation: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2">The state and behavior behind the interface</text:span></text:p>
                  </text:list-item>
                </text:list>
              </text:list-item>
            </text:list>
            <text:list text:style-name="L6">
              <text:list-item>
                <text:p text:style-name="P31"><text:span text:style-name="T9"/></text:p>
              </text:list-item>
            </text:list>
            <text:list text:style-name="L6">
              <text:list-item>
                <text:p text:style-name="P31"><text:span text:style-name="T9">public class DefaultModificationTracker </text:span></text:p>
              </text:list-item>
            </text:list>
            <text:list text:style-name="L6">
              <text:list-item>
                <text:p text:style-name="P31"><text:span text:style-name="T9"><text:s/></text:span><text:span text:style-name="T9">implements ModificationTracker {</text:span></text:p>
              </text:list-item>
            </text:list>
            <text:list text:style-name="L6">
              <text:list-item>
                <text:p text:style-name="P32"><text:span text:style-name="T9"><text:tab/></text:span></text:p>
              </text:list-item>
            </text:list>
            <text:list text:style-name="L6">
              <text:list-item>
                <text:p text:style-name="P31"><text:span text:style-name="T9"><text:s text:c="2"/></text:span><text:span text:style-name="T9">private boolean isModified;</text:span></text:p>
              </text:list-item>
            </text:list>
            <text:list text:style-name="L6">
              <text:list-item>
                <text:p text:style-name="P32"><text:span text:style-name="T9"><text:tab/></text:span></text:p>
              </text:list-item>
            </text:list>
            <text:list text:style-name="L6">
              <text:list-item>
                <text:p text:style-name="P31"><text:span text:style-name="T9"><text:s text:c="2"/></text:span><text:span text:style-name="T9">public boolean isModified() { return isModified; }</text:span></text:p>
              </text:list-item>
            </text:list>
            <text:list text:style-name="L6">
              <text:list-item>
                <text:p text:style-name="P32"><text:span text:style-name="T9"><text:tab/></text:span></text:p>
              </text:list-item>
            </text:list>
            <text:list text:style-name="L6">
              <text:list-item>
                <text:p text:style-name="P31"><text:span text:style-name="T9"><text:s text:c="2"/></text:span><text:span text:style-name="T9">public void setModified(boolean modified) {</text:span></text:p>
              </text:list-item>
            </text:list>
            <text:list text:style-name="L6">
              <text:list-item>
                <text:p text:style-name="P32"><text:span text:style-name="T9"><text:tab/></text:span><text:span text:style-name="T9"> <text:s/></text:span><text:span text:style-name="T9">this.isModified = modified;</text:span></text:p>
              </text:list-item>
            </text:list>
            <text:list text:style-name="L6">
              <text:list-item>
                <text:p text:style-name="P31"><text:span text:style-name="T9"><text:s text:c="2"/></text:span><text:span text:style-name="T9">}</text:span></text:p>
              </text:list-item>
            </text:list>
            <text:list text:style-name="L6">
              <text:list-item>
                <text:p text:style-name="P31"><text:span text:style-name="T9">}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12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Modification Detection with Introductions (3)" draw:style-name="dp1" draw:master-page-name="Default" presentation:presentation-page-layout-name="AL2T1">
        <draw:frame presentation:style-name="pr9" draw:text-style-name="P2" draw:layer="layout" svg:width="17.992cm" svg:height="3.176cm" svg:x="1.058cm" svg:y="-0.001cm" presentation:class="title" presentation:user-transformed="true">
          <draw:text-box>
            <text:p text:style-name="P5"><text:span text:style-name="T18">Modification Detection with Introductions (3)</text:span></text:p>
          </draw:text-box>
        </draw:frame>
        <draw:frame presentation:style-name="pr10" draw:text-style-name="P8" draw:layer="layout" svg:width="24.554cm" svg:height="12.066cm" svg:x="0.423cm" svg:y="4.867cm" presentation:class="outline" presentation:user-transformed="true">
          <draw:text-box>
            <text:list text:style-name="L3">
              <text:list-item>
                <text:p text:style-name="P33"><text:span text:style-name="T31">Use </text:span><text:span text:style-name="T32">&lt;aop:declare-parents&gt;</text:span><text:span text:style-name="T31"> to wrap </text:span><text:span text:style-name="T32">Contact</text:span><text:span text:style-name="T31">s with proxy which implements </text:span><text:span text:style-name="T32">ModificationTracker</text:span><text:span text:style-name="T31">:</text:span></text:p>
              </text:list-item>
            </text:list>
            <text:list text:style-name="L6">
              <text:list-item>
                <text:p text:style-name="P34"><text:span text:style-name="T33"/></text:p>
              </text:list-item>
            </text:list>
            <text:list text:style-name="L6">
              <text:list-item>
                <text:p text:style-name="P35"><text:span text:style-name="T34"/></text:p>
              </text:list-item>
            </text:list>
            <text:list text:style-name="L6">
              <text:list-item>
                <text:p text:style-name="P35"><text:span text:style-name="T34"/></text:p>
              </text:list-item>
            </text:list>
            <text:list text:style-name="L6">
              <text:list-item>
                <text:p text:style-name="P36"><text:span text:style-name="T35">&lt;aop:config&gt;</text:span></text:p>
              </text:list-item>
            </text:list>
            <text:list text:style-name="L6">
              <text:list-item>
                <text:p text:style-name="P36"><text:span text:style-name="T35"><text:s text:c="2"/></text:span><text:span text:style-name="T35">&lt;aop:aspect id="introductionsExample"&gt;</text:span></text:p>
              </text:list-item>
            </text:list>
            <text:list text:style-name="L6">
              <text:list-item>
                <text:p text:style-name="P36"><text:span text:style-name="T35"><text:s text:c="4"/></text:span><text:span text:style-name="T35">&lt;aop:declare-parents </text:span></text:p>
              </text:list-item>
            </text:list>
            <text:list text:style-name="L6">
              <text:list-item>
                <text:p text:style-name="P36"><text:span text:style-name="T35"><text:s text:c="5"/></text:span><text:span text:style-name="T35">types-matching="com.springsource.training.aop.introductions.Contact+"</text:span></text:p>
              </text:list-item>
            </text:list>
            <text:list text:style-name="L6">
              <text:list-item>
                <text:p text:style-name="P36"><text:span text:style-name="T35"><text:s text:c="5"/></text:span><text:span text:style-name="T35">implement-interface="com.springsource.training.aop.introductions.ModificationTracker"</text:span></text:p>
              </text:list-item>
            </text:list>
            <text:list text:style-name="L6">
              <text:list-item>
                <text:p text:style-name="P36"><text:span text:style-name="T35"><text:s text:c="5"/></text:span><text:span text:style-name="T35">default-impl="com.springsource.training.aop.introductions.DefaultModificationTracker"/&gt;</text:span></text:p>
              </text:list-item>
            </text:list>
            <text:list text:style-name="L6">
              <text:list-item>
                <text:p text:style-name="P36"><text:span text:style-name="T35"><text:s text:c="2"/></text:span></text:p>
              </text:list-item>
            </text:list>
            <text:list text:style-name="L6">
              <text:list-item>
                <text:p text:style-name="P36"><text:span text:style-name="T35">&lt;/aop:config&gt;</text:span></text:p>
              </text:list-item>
            </text:list>
            <text:list text:style-name="L6">
              <text:list-item>
                <text:p text:style-name="P36"><text:span text:style-name="T35"><text:s text:c="3"/></text:span></text:p>
              </text:list-item>
            </text:list>
            <text:list text:style-name="L6">
              <text:list-item>
                <text:p text:style-name="P36"><text:span text:style-name="T35">&lt;bean id="contact" class="com.springsource.training.aop.introductions.SimpleContact"&gt;</text:span></text:p>
              </text:list-item>
            </text:list>
            <text:list text:style-name="L6">
              <text:list-item>
                <text:p text:style-name="P36"><text:span text:style-name="T35"><text:s text:c="3"/></text:span><text:span text:style-name="T35">&lt;property name="firstName" value="Ben"/&gt;</text:span></text:p>
              </text:list-item>
            </text:list>
            <text:list text:style-name="L6">
              <text:list-item>
                <text:p text:style-name="P36"><text:span text:style-name="T35"><text:s text:c="3"/></text:span><text:span text:style-name="T35">&lt;property name="lastName" value="Hale"/&gt;</text:span></text:p>
              </text:list-item>
            </text:list>
            <text:list text:style-name="L6">
              <text:list-item>
                <text:p text:style-name="P36"><text:span text:style-name="T35">&lt;/bean&gt;</text:span></text:p>
              </text:list-item>
            </text:list>
          </draw:text-box>
        </draw:frame>
        <draw:custom-shape draw:style-name="gr3" draw:text-style-name="P21" draw:id="id15" draw:layer="layout" svg:width="14.182cm" svg:height="1.059cm" svg:x="5.715cm" svg:y="9.94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1" draw:layer="layout" svg:width="9.163cm" svg:height="1.683cm" svg:x="11.866cm" svg:y="6.985cm">
          <text:p text:style-name="P5"><text:span text:style-name="T36">Apply to any implementation</text:span></text:p>
          <text:p text:style-name="P5"><text:span text:style-name="T36"><text:s/></text:span><text:span text:style-name="T36">of the Contact interface</text:span></text:p>
          <draw:enhanced-geometry svg:viewBox="0 0 21600 21600" draw:type="mso-spt202" draw:enhanced-path="M 0 0 L 21600 0 21600 21600 0 21600 0 0 Z N"/>
        </draw:custom-shape>
        <draw:polyline draw:style-name="gr5" draw:text-style-name="P20" draw:id="id14" draw:layer="layout" svg:width="0.21cm" svg:height="1.216cm" svg:x="19.896cm" svg:y="8.255cm" svg:viewBox="0 0 211 1217" draw:points="211,0 0,1217">
          <text:p text:style-name="P4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checkerboard" presentation:preset-sub-type="downward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down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7cm" svg:y="2.002cm" draw:page-number="13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Modification Detection with Introductions (4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8">Modification Detection with Introductions (4)</text:span></text:p>
          </draw:text-box>
        </draw:frame>
        <draw:frame presentation:style-name="pr5" draw:text-style-name="P8" draw:layer="layout" svg:width="21.855cm" svg:height="11.879cm" svg:x="1.745cm" svg:y="4.657cm" presentation:class="outline" presentation:user-transformed="true">
          <draw:text-box>
            <text:list text:style-name="L3">
              <text:list-item>
                <text:p text:style-name="P37"><text:span text:style-name="T37">Create around advice to use new interface</text:span><text:span text:style-name="T38">:</text:span></text:p>
              </text:list-item>
            </text:list>
            <text:list text:style-name="L3">
              <text:list-item>
                <text:p text:style-name="P38"><text:span text:style-name="T39"/></text:p>
              </text:list-item>
            </text:list>
            <text:list text:style-name="L6">
              <text:list-item>
                <text:p text:style-name="P39"><text:span text:style-name="T40">public class ModificationTrackingIntroduction {</text:span></text:p>
              </text:list-item>
            </text:list>
            <text:list text:style-name="L6">
              <text:list-item>
                <text:p text:style-name="P39"><text:span text:style-name="T40"/></text:p>
              </text:list-item>
            </text:list>
            <text:list text:style-name="L6">
              <text:list-item>
                <text:p text:style-name="P39"><text:span text:style-name="T40"><text:s/></text:span><text:span text:style-name="T40">public void trackModifications(</text:span></text:p>
              </text:list-item>
            </text:list>
            <text:list text:style-name="L6">
              <text:list-item>
                <text:p text:style-name="P39"><text:span text:style-name="T40"><text:s text:c="3"/></text:span><text:span text:style-name="T40">ProceedingJoinPoint pjp, ModificationTracker mixin) <text:s text:c="2"/></text:span></text:p>
              </text:list-item>
            </text:list>
            <text:list text:style-name="L6">
              <text:list-item>
                <text:p text:style-name="P39"><text:span text:style-name="T40"><text:s text:c="4"/></text:span><text:span text:style-name="T40">throws Throwable {</text:span></text:p>
              </text:list-item>
            </text:list>
            <text:list text:style-name="L6">
              <text:list-item>
                <text:p text:style-name="P39"><text:span text:style-name="T40"/></text:p>
              </text:list-item>
            </text:list>
            <text:list text:style-name="L6">
              <text:list-item>
                <text:p text:style-name="P39"><text:span text:style-name="T40"><text:s text:c="4"/></text:span><text:span text:style-name="T40">boolean modified = <text:s/></text:span></text:p>
              </text:list-item>
            </text:list>
            <text:list text:style-name="L6">
              <text:list-item>
                <text:p text:style-name="P39"><text:span text:style-name="T40"><text:s text:c="10"/></text:span><text:span text:style-name="T40">mixin.isModified() <text:s text:c="2"/></text:span></text:p>
              </text:list-item>
            </text:list>
            <text:list text:style-name="L6">
              <text:list-item>
                <text:p text:style-name="P39"><text:span text:style-name="T40"><text:s text:c="10"/></text:span><text:span text:style-name="T40">|| hasModification(pjp.getSignature().getName(), </text:span></text:p>
              </text:list-item>
            </text:list>
            <text:list text:style-name="L6">
              <text:list-item>
                <text:p text:style-name="P39"><text:span text:style-name="T40"><text:s text:c="26"/></text:span><text:span text:style-name="T40">pjp.getTarget(),</text:span></text:p>
              </text:list-item>
            </text:list>
            <text:list text:style-name="L6">
              <text:list-item>
                <text:p text:style-name="P39"><text:span text:style-name="T40"><text:s text:c="26"/></text:span><text:span text:style-name="T40">pjp.getArgs());</text:span></text:p>
              </text:list-item>
            </text:list>
            <text:list text:style-name="L6">
              <text:list-item>
                <text:p text:style-name="P39"><text:span text:style-name="T40"/></text:p>
              </text:list-item>
            </text:list>
            <text:list text:style-name="L6">
              <text:list-item>
                <text:p text:style-name="P40"><text:span text:style-name="T40"><text:tab/></text:span><text:span text:style-name="T40"> <text:s/></text:span><text:span text:style-name="T40">mixin.setModified(modified);</text:span></text:p>
              </text:list-item>
            </text:list>
            <text:list text:style-name="L6">
              <text:list-item>
                <text:p text:style-name="P40"><text:span text:style-name="T40"><text:tab/></text:span><text:span text:style-name="T40"> <text:s/></text:span><text:span text:style-name="T40">pjp.proceed();</text:span></text:p>
              </text:list-item>
            </text:list>
            <text:list text:style-name="L6">
              <text:list-item>
                <text:p text:style-name="P40"><text:span text:style-name="T40"><text:tab/></text:span><text:span text:style-name="T40"> <text:s/>…</text:span></text:p>
              </text:list-item>
            </text:list>
          </draw:text-box>
        </draw:frame>
        <draw:custom-shape draw:style-name="gr2" draw:text-style-name="P21" draw:id="id16" draw:layer="layout" svg:width="13.547cm" svg:height="1.091cm" svg:x="11.853cm" svg:y="15.452cm">
          <text:p text:style-name="P5"><text:span text:style-name="T3">Remember to call</text:span><text:span text:style-name="T41"> </text:span><text:span text:style-name="T42">proceed()</text:span></text:p>
          <draw:enhanced-geometry svg:viewBox="0 0 21600 21600" draw:type="mso-spt202" draw:enhanced-path="M 0 0 L 21600 0 21600 21600 0 21600 0 0 Z N"/>
        </draw:custom-shape>
        <draw:polyline draw:style-name="gr1" draw:text-style-name="P20" draw:id="id17" draw:layer="layout" svg:width="3.809cm" svg:height="0.211cm" svg:x="8.043cm" svg:y="15.663cm" svg:viewBox="0 0 3810 212" draw:points="3810,212 0,0">
          <text:p text:style-name="P4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 smil:additive="base"/>
                  <anim:animate smil:dur="0.5s" smil:fill="hold" smil:targetElement="id16" smil:attributeName="y" smil:values="1+height/2;y" smil:keyTimes="0;1" smil:additive="ba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 smil:additive="base"/>
                  <anim:animate smil:dur="0.5s" smil:fill="hold" smil:targetElement="id17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7cm" svg:y="2.002cm" draw:page-number="14"/>
          <draw:frame presentation:style-name="pr11" draw:text-style-name="P2" draw:layer="layout" svg:width="16.254cm" svg:height="12cm" svg:x="2.033cm" svg:y="12.668cm" presentation:class="notes" presentation:user-transformed="true">
            <draw:text-box>
              <text:p text:style-name="P41"><text:span text:style-name="T2">Need to spend time on this slide to explain what is happening in detail</text:span></text:p>
            </draw:text-box>
          </draw:frame>
        </presentation:notes>
      </draw:page>
      <draw:page draw:name="Modification Detection with Introductions (5)" draw:style-name="dp1" draw:master-page-name="Default" presentation:presentation-page-layout-name="AL2T1">
        <draw:frame presentation:style-name="pr9" draw:text-style-name="P2" draw:layer="layout" svg:width="17.357cm" svg:height="3.176cm" svg:x="1.057cm" svg:y="-0.001cm" presentation:class="title" presentation:user-transformed="true">
          <draw:text-box>
            <text:p text:style-name="P5"><text:span text:style-name="T18">Modification Detection with Introductions (5)</text:span></text:p>
          </draw:text-box>
        </draw:frame>
        <draw:frame presentation:style-name="pr12" draw:text-style-name="P8" draw:layer="layout" svg:width="24.342cm" svg:height="12.49cm" svg:x="0.423cm" svg:y="4.867cm" presentation:class="outline" presentation:user-transformed="true">
          <draw:text-box>
            <text:list text:style-name="L6">
              <text:list-item>
                <text:p text:style-name="P42"><text:span text:style-name="T43">Apply around advice:</text:span></text:p>
              </text:list-item>
            </text:list>
            <text:list text:style-name="L6">
              <text:list-item>
                <text:p text:style-name="P43"><text:span text:style-name="T44"/></text:p>
              </text:list-item>
            </text:list>
            <text:list text:style-name="L6">
              <text:list-item>
                <text:p text:style-name="P44"><text:span text:style-name="T35">&lt;bean id="introduction" <text:s text:c="9"/>class="com.springsource.training.aop.introductions.ModificationTrackingIntroduction"/&gt;</text:span></text:p>
              </text:list-item>
            </text:list>
            <text:list text:style-name="L6">
              <text:list-item>
                <text:p text:style-name="P44"><text:span text:style-name="T35"/></text:p>
              </text:list-item>
            </text:list>
            <text:list text:style-name="L6">
              <text:list-item>
                <text:p text:style-name="P44"><text:span text:style-name="T35">&lt;aop:config&gt;</text:span></text:p>
              </text:list-item>
            </text:list>
            <text:list text:style-name="L6">
              <text:list-item>
                <text:p text:style-name="P44"><text:span text:style-name="T35"><text:s text:c="2"/></text:span><text:span text:style-name="T35">&lt;aop:aspect id="introductionsExample" ref="introduction"&gt;</text:span></text:p>
              </text:list-item>
            </text:list>
            <text:list text:style-name="L6">
              <text:list-item>
                <text:p text:style-name="P44"><text:span text:style-name="T35"><text:s text:c="4"/></text:span><text:span text:style-name="T35">&lt;aop:declare-parents </text:span></text:p>
              </text:list-item>
            </text:list>
            <text:list text:style-name="L6">
              <text:list-item>
                <text:p text:style-name="P44"><text:span text:style-name="T35"><text:s text:c="5"/></text:span><text:span text:style-name="T35">types-matching="com.springsource.training.aop.introductions.Contact+"</text:span></text:p>
              </text:list-item>
            </text:list>
            <text:list text:style-name="L6">
              <text:list-item>
                <text:p text:style-name="P44"><text:span text:style-name="T35"><text:s text:c="5"/></text:span><text:span text:style-name="T35">implement-interface="com.springsource.training.aop.introductions.ModificationTracker"</text:span></text:p>
              </text:list-item>
            </text:list>
            <text:list text:style-name="L6">
              <text:list-item>
                <text:p text:style-name="P44"><text:span text:style-name="T35"><text:s text:c="5"/></text:span><text:span text:style-name="T35">default-impl="com.springsource.training.aop.introductions.DefaultModificationTracker"/&gt;</text:span></text:p>
              </text:list-item>
            </text:list>
            <text:list text:style-name="L6">
              <text:list-item>
                <text:p text:style-name="P44"><text:span text:style-name="T35"><text:s text:c="6"/></text:span></text:p>
              </text:list-item>
            </text:list>
            <text:list text:style-name="L6">
              <text:list-item>
                <text:p text:style-name="P44"><text:span text:style-name="T35"><text:s text:c="4"/></text:span><text:span text:style-name="T35">&lt;aop:around method="trackModifications"</text:span></text:p>
              </text:list-item>
            </text:list>
            <text:list text:style-name="L6">
              <text:list-item>
                <text:p text:style-name="P44"><text:span text:style-name="T35"><text:s text:c="16"/></text:span><text:span text:style-name="T35">pointcut="execution(void set*(*)) and this(mixin)"/&gt;</text:span></text:p>
              </text:list-item>
            </text:list>
            <text:list text:style-name="L6">
              <text:list-item>
                <text:p text:style-name="P44"><text:span text:style-name="T35"><text:s text:c="2"/></text:span><text:span text:style-name="T35">&lt;/aop:aspect&gt;</text:span></text:p>
              </text:list-item>
            </text:list>
            <text:list text:style-name="L6">
              <text:list-item>
                <text:p text:style-name="P44"><text:span text:style-name="T35">&lt;/aop:config&gt;</text:span></text:p>
              </text:list-item>
            </text:list>
            <text:list text:style-name="L6">
              <text:list-item>
                <text:p text:style-name="P44"><text:span text:style-name="T35"><text:s text:c="3"/></text:span></text:p>
              </text:list-item>
            </text:list>
            <text:list text:style-name="L6">
              <text:list-item>
                <text:p text:style-name="P44"><text:span text:style-name="T35">&lt;bean id="contact" class="com.springsource.training.aop.introductions.SimpleContact"&gt;</text:span></text:p>
              </text:list-item>
            </text:list>
            <text:list text:style-name="L6">
              <text:list-item>
                <text:p text:style-name="P44"><text:span text:style-name="T35"><text:s text:c="3"/></text:span><text:span text:style-name="T35">&lt;property name="firstName" value="Ben"/&gt;</text:span></text:p>
              </text:list-item>
            </text:list>
            <text:list text:style-name="L6">
              <text:list-item>
                <text:p text:style-name="P44"><text:span text:style-name="T35"><text:s text:c="3"/></text:span><text:span text:style-name="T35">&lt;property name="lastName" value="Hale"/&gt;</text:span></text:p>
              </text:list-item>
            </text:list>
            <text:list text:style-name="L6">
              <text:list-item>
                <text:p text:style-name="P44"><text:span text:style-name="T35">&lt;/bean&gt;</text:span></text:p>
              </text:list-item>
            </text:list>
          </draw:text-box>
        </draw:frame>
        <draw:custom-shape draw:style-name="gr4" draw:text-style-name="P21" draw:id="id18" draw:layer="layout" svg:width="7.796cm" svg:height="1.683cm" svg:x="15.249cm" svg:y="12.7cm">
          <text:p text:style-name="P5"><text:span text:style-name="T36">Pointcut expression</text:span></text:p>
          <text:p text:style-name="P5"><text:span text:style-name="T36">matches </text:span><text:span text:style-name="T45">setter</text:span><text:span text:style-name="T36"> methods</text:span></text:p>
          <draw:enhanced-geometry svg:viewBox="0 0 21600 21600" draw:type="mso-spt202" draw:enhanced-path="M 0 0 L 21600 0 21600 21600 0 21600 0 0 Z N"/>
        </draw:custom-shape>
        <draw:polyline draw:style-name="gr6" draw:text-style-name="P20" draw:id="id19" draw:layer="layout" svg:width="3.809cm" svg:height="1.057cm" svg:x="11.218cm" svg:y="12.912cm" svg:viewBox="0 0 3810 1058" draw:points="3810,1058 0,0">
          <text:p text:style-name="P4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7cm" svg:y="2.002cm" draw:page-number="15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mo" draw:style-name="dp1" draw:master-page-name="Title1" presentation:presentation-page-layout-name="AL1T0"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46">Demo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7">Modification Detection with Introductions</text:span></text:p>
          </draw:text-box>
        </draw:frame>
        <presentation:notes draw:style-name="dp2">
          <draw:page-thumbnail draw:layer="layout" svg:width="13.335cm" svg:height="10.001cm" svg:x="3.497cm" svg:y="2.002cm" draw:page-number="16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Key configuration options" draw:style-name="dp1" draw:master-page-name="Default" presentation:presentation-page-layout-name="AL3T17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Key configuration options</text:span></text:p>
          </draw:text-box>
        </draw:frame>
        <draw:frame presentation:style-name="pr13" draw:text-style-name="P8" draw:layer="layout" svg:width="23.918cm" svg:height="6.956cm" svg:x="0.635cm" svg:y="3.916cm" presentation:class="outline" presentation:user-transformed="true">
          <draw:text-box>
            <text:list text:style-name="L3">
              <text:list-item>
                <text:p text:style-name="P37"><text:span text:style-name="T47">Key configuration options for Spring proxies, inherited from the </text:span><text:span text:style-name="T48">ProxyConfig</text:span><text:span text:style-name="T47"> class.</text:span></text:p>
              </text:list-item>
            </text:list>
            <text:list text:style-name="L3">
              <text:list-item>
                <text:p text:style-name="P37"><text:span text:style-name="T47">Apply to auto proxy creators as well as </text:span><text:span text:style-name="T48">ProxyFactoryBean </text:span><text:span text:style-name="T47">and conveniences such as</text:span><text:span text:style-name="T48"> TransactionProxyFactoryBean</text:span></text:p>
              </text:list-item>
            </text:list>
            <text:list text:style-name="L3">
              <text:list-item>
                <text:p text:style-name="P45"><text:span text:style-name="T47"/></text:p>
              </text:list-item>
            </text:list>
            <text:list text:style-name="L3">
              <text:list-item>
                <text:list>
                  <text:list-item>
                    <text:p text:style-name="P46"><text:span text:style-name="T49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6"><text:span text:style-name="T49"/></text:p>
                  </text:list-item>
                </text:list>
              </text:list-item>
            </text:list>
          </draw:text-box>
        </draw:frame>
        <draw:g>
          <draw:custom-shape draw:style-name="gr7" draw:text-style-name="P21" draw:layer="layout" svg:width="14.115cm" svg:height="1.098cm" svg:x="9.079cm" svg:y="8.467cm">
            <text:p text:style-name="P47"><text:span text:style-name="T50">Meanin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1" draw:layer="layout" svg:width="6.962cm" svg:height="1.098cm" svg:x="2.117cm" svg:y="8.467cm">
            <text:p text:style-name="P47"><text:span text:style-name="T50">Nam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1" draw:layer="layout" svg:width="14.115cm" svg:height="1.129cm" svg:x="9.079cm" svg:y="13.741cm">
            <text:p text:style-name="P48"><text:span text:style-name="T51">Prevent changing advice chain at runtim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1" draw:layer="layout" svg:width="6.962cm" svg:height="1.129cm" svg:x="2.117cm" svg:y="13.741cm">
            <text:p text:style-name="P48"><text:span text:style-name="T52">froze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1" draw:layer="layout" svg:width="14.115cm" svg:height="1.133cm" svg:x="9.079cm" svg:y="12.608cm">
            <text:p text:style-name="P48"><text:span text:style-name="T51">Prevent casting to </text:span><text:span text:style-name="T53">Advised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1" draw:layer="layout" svg:width="6.962cm" svg:height="1.133cm" svg:x="2.117cm" svg:y="12.608cm">
            <text:p text:style-name="P48"><text:span text:style-name="T52">opaqu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1" draw:layer="layout" svg:width="14.115cm" svg:height="1.522cm" svg:x="9.079cm" svg:y="11.086cm">
            <text:p text:style-name="P48"><text:span text:style-name="T51">Bind the proxy to the thread to allow invocation against i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1" draw:layer="layout" svg:width="6.962cm" svg:height="1.522cm" svg:x="2.117cm" svg:y="11.086cm">
            <text:p text:style-name="P48"><text:span text:style-name="T52">exposeProx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1" draw:layer="layout" svg:width="14.115cm" svg:height="1.521cm" svg:x="9.079cm" svg:y="9.565cm">
            <text:p text:style-name="P48"><text:span text:style-name="T51">Proxy interfaces or create a subclass to proxy class </text:span><text:span text:style-name="T54">and </text:span><text:span text:style-name="T51">any interfac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1" draw:layer="layout" svg:width="6.962cm" svg:height="1.521cm" svg:x="2.117cm" svg:y="9.565cm">
            <text:p text:style-name="P49"><text:span text:style-name="T55">proxyTargetClass</text:span></text:p>
            <draw:enhanced-geometry svg:viewBox="0 0 21600 21600" draw:type="rectangle" draw:enhanced-path="M 0 0 L 21600 0 21600 21600 0 21600 0 0 Z N"/>
          </draw:custom-shape>
          <draw:line draw:style-name="gr8" draw:text-style-name="P20" draw:layer="layout" svg:x1="2.117cm" svg:y1="8.467cm" svg:x2="23.195cm" svg:y2="8.467cm">
            <text:p text:style-name="P4"/>
          </draw:line>
          <draw:line draw:style-name="gr9" draw:text-style-name="P20" draw:layer="layout" svg:x1="2.117cm" svg:y1="11.086cm" svg:x2="23.195cm" svg:y2="11.086cm">
            <text:p text:style-name="P4"/>
          </draw:line>
          <draw:line draw:style-name="gr9" draw:text-style-name="P20" draw:layer="layout" svg:x1="2.117cm" svg:y1="12.608cm" svg:x2="23.195cm" svg:y2="12.608cm">
            <text:p text:style-name="P4"/>
          </draw:line>
          <draw:line draw:style-name="gr9" draw:text-style-name="P20" draw:layer="layout" svg:x1="2.117cm" svg:y1="13.741cm" svg:x2="23.195cm" svg:y2="13.741cm">
            <text:p text:style-name="P4"/>
          </draw:line>
          <draw:line draw:style-name="gr8" draw:text-style-name="P20" draw:layer="layout" svg:x1="2.117cm" svg:y1="14.87cm" svg:x2="23.195cm" svg:y2="14.87cm">
            <text:p text:style-name="P4"/>
          </draw:line>
          <draw:line draw:style-name="gr8" draw:text-style-name="P20" draw:layer="layout" svg:x1="2.117cm" svg:y1="8.467cm" svg:x2="2.117cm" svg:y2="14.87cm">
            <text:p text:style-name="P4"/>
          </draw:line>
          <draw:line draw:style-name="gr9" draw:text-style-name="P20" draw:layer="layout" svg:x1="9.079cm" svg:y1="8.467cm" svg:x2="9.079cm" svg:y2="14.87cm">
            <text:p text:style-name="P4"/>
          </draw:line>
          <draw:line draw:style-name="gr8" draw:text-style-name="P20" draw:layer="layout" svg:x1="23.195cm" svg:y1="8.467cm" svg:x2="23.195cm" svg:y2="14.87cm">
            <text:p text:style-name="P4"/>
          </draw:line>
          <draw:line draw:style-name="gr9" draw:text-style-name="P20" draw:layer="layout" svg:x1="2.117cm" svg:y1="9.565cm" svg:x2="23.195cm" svg:y2="9.565cm">
            <text:p text:style-name="P4"/>
          </draw:line>
        </draw:g>
        <presentation:notes draw:style-name="dp2">
          <draw:page-thumbnail draw:layer="layout" svg:width="13.335cm" svg:height="10.001cm" svg:x="3.497cm" svg:y="2.002cm" draw:page-number="17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Interceptor and proxy lifecycle" draw:style-name="dp1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<text:span text:style-name="T2">Interceptor and proxy lifecycle</text:span></text:p>
          </draw:text-box>
        </draw:frame>
        <draw:frame presentation:style-name="pr5" draw:text-style-name="P8" draw:layer="layout" svg:width="21.855cm" svg:height="11.264cm" svg:x="1.745cm" svg:y="4.657cm" presentation:class="outline" presentation:user-transformed="true">
          <draw:text-box>
            <text:list text:style-name="L3">
              <text:list-item>
                <text:p text:style-name="P50"><text:span text:style-name="T2">Can advise singletons or prototypes (in Spring IoC terminology)</text:span></text:p>
              </text:list-item>
            </text:list>
            <text:list text:style-name="L3">
              <text:list-item>
                <text:p text:style-name="P50"><text:span text:style-name="T2">Each advice can be a singleton (shared) or prototype (per-instance)</text:span></text:p>
              </text:list-item>
            </text:list>
            <text:list text:style-name="L3">
              <text:list-item>
                <text:p text:style-name="P50"><text:span text:style-name="T2">Can mix shared and per-instance advice </text:span></text:p>
              </text:list-item>
            </text:list>
            <text:list text:style-name="L3">
              <text:list-item>
                <text:p text:style-name="P50"><text:span text:style-name="T2">Shared advice is most common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2">Most enterprise advice is stateless, such as transaction advice</text:span></text:p>
                  </text:list-item>
                </text:list>
              </text:list-item>
            </text:list>
            <text:list text:style-name="L3">
              <text:list-item>
                <text:p text:style-name="P50"><text:span text:style-name="T2">Prototype advice will only make a difference if you advise several singletons or advise a prototype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18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 note on self-invocation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A note on self-invocation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9">
              <text:list-item>
                <text:p text:style-name="P51"><text:span text:style-name="T2">Consequences of having distinct proxies</text:span></text:p>
              </text:list-item>
            </text:list>
            <text:list text:style-name="L9">
              <text:list-item>
                <text:p text:style-name="P51"><text:span text:style-name="T2">and targets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2">If a target returns </text:span><text:span text:style-name="T4">this</text:span><text:span text:style-name="T2">, the proxy wraps it automatically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2"><text:span text:style-name="T2">If a target wants to invoke itself </text:span><text:span text:style-name="T56">but with advice applying</text:span><text:span text:style-name="T2">, it’s necessary to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3"><text:span text:style-name="T57">Set </text:span><text:span text:style-name="T58">exposeProxy</text:span><text:span text:style-name="T57"> config property to true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3"><text:span text:style-name="T57">Invoke result of </text:span><text:span text:style-name="T58">AopContext.currentProxy()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2"><text:span text:style-name="T2">Similar to </text:span><text:span text:style-name="T4">getEJBObjec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19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Interrogating and changing proxy state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8">Interrogating and changing proxy state</text:span></text:p>
          </draw:text-box>
        </draw:frame>
        <draw:frame presentation:style-name="pr5" draw:text-style-name="P8" draw:layer="layout" svg:width="21.855cm" svg:height="12.646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By default, objects advised by Spring AOP can be cast to the </text:span><text:span text:style-name="T4">Advised</text:span><text:span text:style-name="T2"> interface</text:span></text:p>
              </text:list-item>
            </text:list>
            <text:list text:style-name="L5">
              <text:list-item>
                <text:list>
                  <text:list-item>
                    <text:p text:style-name="P54"><text:span text:style-name="T4">Advised a = (Advised) myProxy;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Can query advice chain</text:span></text:p>
              </text:list-item>
            </text:list>
            <text:list text:style-name="L6">
              <text:list-item>
                <text:p text:style-name="P55"><text:span text:style-name="T4">toProxyConfigString()</text:span><text:span text:style-name="T2"> returns useful diagnostic information</text:span></text:p>
              </text:list-item>
            </text:list>
            <text:list text:style-name="L3">
              <text:list-item>
                <text:p text:style-name="P6"><text:span text:style-name="T2">Can even add or remove advisor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Useful in tests, but questionable in a deployed applicatio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Try casting to </text:span><text:span text:style-name="T4">Advised</text:span><text:span text:style-name="T2"> in the labs!</text:span></text:p>
              </text:list-item>
            </text:list>
            <text:list text:style-name="L3">
              <text:list-item>
                <text:p text:style-name="P17"><text:span text:style-name="T2"/></text:p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20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Other dynamic runtime behavior enabled by AOP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8">Other dynamic runtime behavior enabled by AOP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56"><text:span text:style-name="T37">Spring AOP is also used to enable Spring to deliver hot swapping and pooling support with no need to modify Java code</text:span></text:p>
              </text:list-item>
            </text:list>
            <text:list text:style-name="L3">
              <text:list-item>
                <text:p text:style-name="P56"><text:span text:style-name="T37">Done through ability to define a </text:span><text:span text:style-name="T59">TargetSource</text:span><text:span text:style-name="T37">, enabling target to be changed at runtime, to be taken from a pool etc.</text:span></text:p>
              </text:list-item>
            </text:list>
            <text:list text:style-name="L5">
              <text:list-item>
                <text:list>
                  <text:list-item>
                    <text:p text:style-name="P57"><text:span text:style-name="T60">TargetSource</text:span><text:span text:style-name="T23"> is used to obtain the joinpoint instance for each invocation</text:span></text:p>
                  </text:list-item>
                </text:list>
              </text:list-item>
            </text:list>
            <text:list text:style-name="L3">
              <text:list-item>
                <text:p text:style-name="P56"><text:span text:style-name="T37">The default </text:span><text:span text:style-name="T59">TargetSource</text:span><text:span text:style-name="T37"> used is </text:span><text:span text:style-name="T59">SingletonTargetSource</text:span><text:span text:style-name="T37">, with a static target</text:span></text:p>
              </text:list-item>
            </text:list>
            <text:list text:style-name="L3">
              <text:list-item>
                <text:p text:style-name="P56"><text:span text:style-name="T37">In some cases there will be </text:span><text:span text:style-name="T61">no</text:span><text:span text:style-name="T37"> target</text:span></text:p>
              </text:list-item>
            </text:list>
            <text:list text:style-name="L3">
              <text:list-item>
                <text:list>
                  <text:list-item>
                    <text:p text:style-name="P57"><text:span text:style-name="T23">Terminal interceptor does all the wor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8"><text:span text:style-name="T24">Example: Calling out to a remote object in Spring proxy implement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21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@Configurable (1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8">@Configurable (1)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59"><text:span text:style-name="T37">It is possible to </text:span><text:span text:style-name="T62">apply dependency injection to objects that are not explicitly managed by the Spring IOC container.</text:span></text:p>
              </text:list-item>
            </text:list>
            <text:list text:style-name="L3">
              <text:list-item>
                <text:p text:style-name="P60"><text:span text:style-name="T62"/></text:p>
              </text:list-item>
            </text:list>
            <text:list text:style-name="L3">
              <text:list-item>
                <text:p text:style-name="P59"><text:span text:style-name="T62">For example, calling </text:span><text:span text:style-name="T63">new()</text:span><text:span text:style-name="T37"> to construct a domain instance as opposed to using </text:span><text:span text:style-name="T63">getBean(..)</text:span><text:span text:style-name="T37"> to retrieve a prototype bean.</text:span></text:p>
              </text:list-item>
            </text:list>
            <text:list text:style-name="L3">
              <text:list-item>
                <text:p text:style-name="P60"><text:span text:style-name="T37"/></text:p>
              </text:list-item>
            </text:list>
            <text:list text:style-name="L3">
              <text:list-item>
                <text:p text:style-name="P59"><text:span text:style-name="T37">An aspect from spring-aspects.jar makes this possible.</text:span></text:p>
              </text:list-item>
            </text:list>
            <text:list text:style-name="L3">
              <text:list-item>
                <text:p text:style-name="P60"><text:span text:style-name="T37"/></text:p>
              </text:list-item>
            </text:list>
            <text:list text:style-name="L3">
              <text:list-item>
                <text:p text:style-name="P59"><text:span text:style-name="T62">Enable weaving by setting the </text:span><text:span text:style-name="T64">–javaagent</text:span><text:span text:style-name="T62"> VM arg with the full path to </text:span><text:span text:style-name="T64">aspectjweaver.jar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22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@Configurable (2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8">@Configurable (2)</text:span></text:p>
          </draw:text-box>
        </draw:frame>
        <draw:frame presentation:style-name="pr5" draw:text-style-name="P8" draw:layer="layout" svg:width="21.855cm" svg:height="12.228cm" svg:x="1.745cm" svg:y="4.657cm" presentation:class="outline" presentation:user-transformed="true">
          <draw:text-box>
            <text:list text:style-name="L3">
              <text:list-item>
                <text:p text:style-name="P61"><text:span text:style-name="T65"/></text:p>
              </text:list-item>
            </text:list>
            <text:list text:style-name="L3">
              <text:list-item>
                <text:p text:style-name="P62"><text:span text:style-name="T66">@Configurable</text:span></text:p>
              </text:list-item>
            </text:list>
            <text:list text:style-name="L3">
              <text:list-item>
                <text:p text:style-name="P62"><text:span text:style-name="T66">public</text:span><text:span text:style-name="T26"> </text:span><text:span text:style-name="T66">class WeatherMonitor {</text:span></text:p>
              </text:list-item>
            </text:list>
            <text:list text:style-name="L3">
              <text:list-item>
                <text:p text:style-name="P62"><text:span text:style-name="T26"/></text:p>
              </text:list-item>
            </text:list>
            <text:list text:style-name="L3">
              <text:list-item>
                <text:p text:style-name="P62"><text:span text:style-name="T66">private String location;</text:span></text:p>
              </text:list-item>
            </text:list>
            <text:list text:style-name="L3">
              <text:list-item>
                <text:p text:style-name="P62"><text:span text:style-name="T66">private WeatherService weatherService;</text:span></text:p>
              </text:list-item>
            </text:list>
            <text:list text:style-name="L3">
              <text:list-item>
                <text:p text:style-name="P62"><text:span text:style-name="T26"/></text:p>
              </text:list-item>
            </text:list>
            <text:list text:style-name="L3">
              <text:list-item>
                <text:p text:style-name="P62"><text:span text:style-name="T66">public WeatherMonitor(String location) {</text:span></text:p>
              </text:list-item>
            </text:list>
            <text:list text:style-name="L3">
              <text:list-item>
                <text:p text:style-name="P62"><text:span text:style-name="T66"><text:s text:c="5"/></text:span><text:span text:style-name="T66">this.location = location;</text:span></text:p>
              </text:list-item>
            </text:list>
            <text:list text:style-name="L3">
              <text:list-item>
                <text:p text:style-name="P62"><text:span text:style-name="T66">}</text:span></text:p>
              </text:list-item>
            </text:list>
            <text:list text:style-name="L3">
              <text:list-item>
                <text:p text:style-name="P62"><text:span text:style-name="T26"/></text:p>
              </text:list-item>
            </text:list>
            <text:list text:style-name="L3">
              <text:list-item>
                <text:p text:style-name="P62"><text:span text:style-name="T66">public</text:span><text:span text:style-name="T26"> </text:span><text:span text:style-name="T66">void setWeatherService(WeatherService) {</text:span></text:p>
              </text:list-item>
            </text:list>
            <text:list text:style-name="L3">
              <text:list-item>
                <text:p text:style-name="P62"><text:span text:style-name="T66"><text:s text:c="5"/></text:span><text:span text:style-name="T66">this.weatherService = weatherService;</text:span></text:p>
              </text:list-item>
            </text:list>
            <text:list text:style-name="L3">
              <text:list-item>
                <text:p text:style-name="P62"><text:span text:style-name="T66">}</text:span></text:p>
              </text:list-item>
            </text:list>
            <text:list text:style-name="L3">
              <text:list-item>
                <text:p text:style-name="P62"><text:span text:style-name="T66"/></text:p>
              </text:list-item>
            </text:list>
            <text:list text:style-name="L3">
              <text:list-item>
                <text:p text:style-name="P62"><text:span text:style-name="T66">public String getWeatherReport { </text:span></text:p>
              </text:list-item>
            </text:list>
            <text:list text:style-name="L3">
              <text:list-item>
                <text:p text:style-name="P62"><text:span text:style-name="T66"><text:s text:c="5"/></text:span><text:span text:style-name="T66">return weatherService.getCurrentSummary(location); </text:span></text:p>
              </text:list-item>
            </text:list>
            <text:list text:style-name="L3">
              <text:list-item>
                <text:p text:style-name="P62"><text:span text:style-name="T66">}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23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@Configurable (3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8">@Configurable (3)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45"><text:span text:style-name="T67">&lt;aop:spring-configured/&gt;</text:span></text:p>
              </text:list-item>
            </text:list>
            <text:list text:style-name="L3">
              <text:list-item>
                <text:p text:style-name="P45"><text:span text:style-name="T67"/></text:p>
              </text:list-item>
            </text:list>
            <text:list text:style-name="L3">
              <text:list-item>
                <text:p text:style-name="P45"><text:span text:style-name="T67">&lt;bean class="com.i21.WeatherMonitor" </text:span></text:p>
              </text:list-item>
            </text:list>
            <text:list text:style-name="L3">
              <text:list-item>
                <text:p text:style-name="P45"><text:span text:style-name="T67"><text:s text:c="12"/></text:span><text:span text:style-name="T67">scope="prototype"&gt;</text:span></text:p>
              </text:list-item>
            </text:list>
            <text:list text:style-name="L3">
              <text:list-item>
                <text:p text:style-name="P45"><text:span text:style-name="T67"><text:s text:c="4"/></text:span><text:span text:style-name="T67">&lt;property name="weatherService" </text:span></text:p>
              </text:list-item>
            </text:list>
            <text:list text:style-name="L3">
              <text:list-item>
                <text:p text:style-name="P45"><text:span text:style-name="T67"><text:s text:c="22"/></text:span><text:span text:style-name="T67">ref="weatherService"/&gt;</text:span></text:p>
              </text:list-item>
            </text:list>
            <text:list text:style-name="L3">
              <text:list-item>
                <text:p text:style-name="P45"><text:span text:style-name="T67">&lt;/bean&gt;</text:span></text:p>
              </text:list-item>
            </text:list>
            <text:list text:style-name="L3">
              <text:list-item>
                <text:p text:style-name="P45"><text:span text:style-name="T67"/></text:p>
              </text:list-item>
            </text:list>
            <text:list text:style-name="L3">
              <text:list-item>
                <text:p text:style-name="P45"><text:span text:style-name="T67">&lt;bean id="weatherService" <text:s/></text:span></text:p>
              </text:list-item>
            </text:list>
            <text:list text:style-name="L3">
              <text:list-item>
                <text:p text:style-name="P45"><text:span text:style-name="T67"><text:s text:c="8"/></text:span><text:span text:style-name="T67">class="com.i21.StubWeatherService"/&gt;</text:span></text:p>
              </text:list-item>
            </text:list>
          </draw:text-box>
        </draw:frame>
        <draw:custom-shape draw:style-name="gr3" draw:text-style-name="P21" draw:id="id22" draw:layer="layout" svg:width="15.222cm" svg:height="1.799cm" svg:x="2.633cm" svg:y="6.13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1" draw:id="id20" draw:layer="layout" svg:width="10.387cm" svg:height="1.835cm" svg:x="12.913cm" svg:y="3.387cm">
          <text:p text:style-name="P5"><text:span text:style-name="T68">Class whose instances </text:span></text:p>
          <text:p text:style-name="P5"><text:span text:style-name="T68">require Dependency Injection</text:span></text:p>
          <draw:enhanced-geometry svg:viewBox="0 0 21600 21600" draw:type="mso-spt202" draw:enhanced-path="M 0 0 L 21600 0 21600 21600 0 21600 0 0 Z N"/>
        </draw:custom-shape>
        <draw:polyline draw:style-name="gr10" draw:text-style-name="P20" draw:id="id21" draw:layer="layout" svg:width="1.6cm" svg:height="1.401cm" svg:x="8.655cm" svg:y="4.533cm" svg:viewBox="0 0 1601 1402" draw:points="1601,0 0,1402">
          <text:p text:style-name="P4"/>
        </draw:polyline>
        <draw:custom-shape draw:style-name="gr4" draw:text-style-name="P21" draw:id="id23" draw:layer="layout" svg:width="4.773cm" svg:height="1.835cm" svg:x="18.266cm" svg:y="7.439cm">
          <text:p text:style-name="P5"><text:span text:style-name="T68">Scope must </text:span></text:p>
          <text:p text:style-name="P5"><text:span text:style-name="T68">be prototype</text:span></text:p>
          <draw:enhanced-geometry svg:viewBox="0 0 21600 21600" draw:type="mso-spt202" draw:enhanced-path="M 0 0 L 21600 0 21600 21600 0 21600 0 0 Z N"/>
        </draw:custom-shape>
        <draw:polyline draw:style-name="gr11" draw:text-style-name="P20" draw:id="id24" draw:layer="layout" svg:width="4.603cm" svg:height="0.197cm" svg:x="13.639cm" svg:y="8.039cm" svg:viewBox="0 0 4604 198" draw:points="4604,0 0,198">
          <text:p text:style-name="P4"/>
        </draw:polyline>
        <draw:polyline draw:style-name="gr12" draw:text-style-name="P20" draw:id="id26" draw:layer="layout" svg:width="5.833cm" svg:height="1.538cm" svg:x="12.462cm" svg:y="9.674cm" svg:viewBox="0 0 5834 1539" draw:points="5834,1539 0,0">
          <text:p text:style-name="P4"/>
        </draw:polyline>
        <draw:custom-shape draw:style-name="gr4" draw:text-style-name="P21" draw:id="id25" draw:layer="layout" svg:width="4.972cm" svg:height="1.205cm" svg:x="18.299cm" svg:y="10.579cm">
          <text:p text:style-name="P5"><text:span text:style-name="T69">DI as usual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2" smil:attributeName="visibility" smil:to="visible"/>
                  <anim:transitionFilter smil:dur="0.5s" smil:targetElement="id22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4" smil:attributeName="visibility" smil:to="visible"/>
                  <anim:transitionFilter smil:dur="0.5s" smil:targetElement="id24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5" smil:attributeName="visibility" smil:to="visible"/>
                  <anim:transitionFilter smil:dur="0.5s" smil:targetElement="id25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6" smil:attributeName="visibility" smil:to="visible"/>
                  <anim:transitionFilter smil:dur="0.5s" smil:targetElement="id2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7cm" svg:y="2.002cm" draw:page-number="24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@Configurable (4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8">@Configurable (4)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3"><text:span text:style-name="T70"/></text:p>
              </text:list-item>
            </text:list>
            <text:list text:style-name="L3">
              <text:list-item>
                <text:p text:style-name="P64"><text:span text:style-name="T71">public static void main(String[] args) {</text:span></text:p>
              </text:list-item>
            </text:list>
            <text:list text:style-name="L3">
              <text:list-item>
                <text:p text:style-name="P64"><text:span text:style-name="T71"/></text:p>
              </text:list-item>
            </text:list>
            <text:list text:style-name="L3">
              <text:list-item>
                <text:p text:style-name="P64"><text:span text:style-name="T71"><text:s text:c="2"/></text:span><text:span text:style-name="T71">new ClassPathXmlApplicationContext(“beans.xml”);</text:span></text:p>
              </text:list-item>
            </text:list>
            <text:list text:style-name="L3">
              <text:list-item>
                <text:p text:style-name="P64"><text:span text:style-name="T71"/></text:p>
              </text:list-item>
            </text:list>
            <text:list text:style-name="L3">
              <text:list-item>
                <text:p text:style-name="P64"><text:span text:style-name="T71"><text:s text:c="2"/></text:span><text:span text:style-name="T71">WeatherMonitor monitor = </text:span></text:p>
              </text:list-item>
            </text:list>
            <text:list text:style-name="L3">
              <text:list-item>
                <text:p text:style-name="P64"><text:span text:style-name="T71"><text:s text:c="30"/></text:span><text:span text:style-name="T71">new WeatherMonitor("Chicago");</text:span></text:p>
              </text:list-item>
            </text:list>
            <text:list text:style-name="L3">
              <text:list-item>
                <text:p text:style-name="P64"><text:span text:style-name="T71"/></text:p>
              </text:list-item>
            </text:list>
            <text:list text:style-name="L3">
              <text:list-item>
                <text:p text:style-name="P64"><text:span text:style-name="T71"><text:s text:c="2"/></text:span><text:span text:style-name="T71">System.</text:span><text:span text:style-name="T72">out</text:span><text:span text:style-name="T71">.println(monitor.getWeatherReport());</text:span></text:p>
              </text:list-item>
            </text:list>
            <text:list text:style-name="L3">
              <text:list-item>
                <text:p text:style-name="P64"><text:span text:style-name="T71"/></text:p>
              </text:list-item>
            </text:list>
            <text:list text:style-name="L3">
              <text:list-item>
                <text:p text:style-name="P64"><text:span text:style-name="T71">}</text:span></text:p>
              </text:list-item>
            </text:list>
          </draw:text-box>
        </draw:frame>
        <draw:custom-shape draw:style-name="gr13" draw:text-style-name="P21" draw:id="id27" draw:layer="layout" svg:width="18.963cm" svg:height="2.622cm" svg:x="4.017cm" svg:y="12.065cm">
          <text:p text:style-name="P5"><text:span text:style-name="T67">public String getWeatherReport() { </text:span></text:p>
          <text:p text:style-name="P5"><text:span text:style-name="T62"><text:s text:c="3"/></text:span><text:span text:style-name="T67">return weatherService.getCurrentSummary(location);</text:span></text:p>
          <text:p text:style-name="P5"><text:span text:style-name="T67">}</text:span></text:p>
          <draw:enhanced-geometry svg:viewBox="0 0 21600 21600" draw:type="mso-spt202" draw:enhanced-path="M 0 0 L 21600 0 21600 21600 0 21600 0 0 Z N"/>
        </draw:custom-shape>
        <draw:polyline draw:style-name="gr14" draw:text-style-name="P20" draw:id="id28" draw:layer="layout" svg:width="0.634cm" svg:height="1.763cm" svg:x="13.546cm" svg:y="9.948cm" svg:viewBox="0 0 635 1764" draw:points="635,0 0,1764">
          <text:p text:style-name="P4"/>
        </draw:polyline>
        <draw:custom-shape draw:style-name="gr4" draw:text-style-name="P21" draw:id="id29" draw:layer="layout" svg:width="22.782cm" svg:height="1.112cm" svg:x="0.694cm" svg:y="15.624cm">
          <text:p text:style-name="P65"><text:span text:style-name="T73">weatherService</text:span><text:span text:style-name="T74"> property was provided via dependency injection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7" smil:attributeName="visibility" smil:to="visible"/>
                  <anim:transitionFilter smil:dur="0.5s" smil:targetElement="id27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 smil:additive="base"/>
                  <anim:animate smil:dur="0.5s" smil:fill="hold" smil:targetElement="id29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7cm" svg:y="2.002cm" draw:page-number="25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@Configurable (5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8">@Configurable (5)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6"><text:span text:style-name="T75"/></text:p>
              </text:list-item>
            </text:list>
            <text:list text:style-name="L3">
              <text:list-item>
                <text:p text:style-name="P37"><text:span text:style-name="T76">By enabling DI for fine-grained instances, @Configurable promotes a rich domain model.</text:span></text:p>
              </text:list-item>
            </text:list>
            <text:list text:style-name="L3">
              <text:list-item>
                <text:p text:style-name="P45"><text:span text:style-name="T76"/></text:p>
              </text:list-item>
            </text:list>
            <text:list text:style-name="L3">
              <text:list-item>
                <text:p text:style-name="P37"><text:span text:style-name="T76">It is a much better approach than the Singleton </text:span><text:span text:style-name="T77">anti</text:span><text:span text:style-name="T76">-pattern.</text:span></text:p>
              </text:list-item>
            </text:list>
            <text:list text:style-name="L3">
              <text:list-item>
                <text:p text:style-name="P45"><text:span text:style-name="T76"/></text:p>
              </text:list-item>
            </text:list>
            <text:list text:style-name="L3">
              <text:list-item>
                <text:p text:style-name="P37"><text:span text:style-name="T76">For unit testing, simply run without the AspectJ weaver.</text:span></text:p>
              </text:list-item>
            </text:list>
            <text:list text:style-name="L3">
              <text:list-item>
                <text:list>
                  <text:list-item>
                    <text:p text:style-name="P67"><text:span text:style-name="T78">@Configurable will have no eff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7"><text:span text:style-name="T78">Set dependencies programmaticall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7"><text:span text:style-name="T78">Use mocks and/or stubs as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26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7" draw:style-name="dp1" draw:master-page-name="Title1" presentation:presentation-page-layout-name="AL1T0"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46">Demo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3"/>
            <text:p text:style-name="P3"/>
            <text:p text:style-name="P3">@Configurable</text:p>
          </draw:text-box>
        </draw:frame>
        <presentation:notes draw:style-name="dp2">
          <draw:page-thumbnail draw:layer="layout" svg:width="13.335cm" svg:height="10.001cm" svg:x="3.497cm" svg:y="2.002cm" draw:page-number="27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spectJ Integration (1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AspectJ Integration (1)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37"><text:span text:style-name="T37">AspectJ is a programming language</text:span></text:p>
              </text:list-item>
            </text:list>
            <text:list text:style-name="L3">
              <text:list-item>
                <text:list>
                  <text:list-item>
                    <text:p text:style-name="P67"><text:span text:style-name="T23">Compiles classes + aspects to byte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8"><text:span text:style-name="T24">or link (weave) aspects with existing .class fil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7"><text:span text:style-name="T23">No proxies are us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7"><text:span text:style-name="T23">No distinction between target and prox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7"><text:span text:style-name="T23">Cannot apply different advice to same class</text:span></text:p>
                  </text:list-item>
                </text:list>
              </text:list-item>
            </text:list>
            <text:list text:style-name="L3">
              <text:list-item>
                <text:p text:style-name="P37"><text:span text:style-name="T37">Comprehensive join point model </text:span></text:p>
              </text:list-item>
            </text:list>
            <text:list text:style-name="L3">
              <text:list-item>
                <text:list>
                  <text:list-item>
                    <text:p text:style-name="P67"><text:span text:style-name="T23">Method call/execu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7"><text:span text:style-name="T23">Field read/wri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7"><text:span text:style-name="T23">Object initializ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7"><text:span text:style-name="T23">Static initi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28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spectJ Integration (2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AspectJ Integration (2)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AspectJ itself has no DI capabilities</text:span></text:p>
              </text:list-item>
            </text:list>
            <text:list text:style-name="L3">
              <text:list-item>
                <text:p text:style-name="P6"><text:span text:style-name="T2">Spring adds DI to AspectJ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Currently only for singleton aspe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Use @Configurable for non-singleton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Configuring AspectJ aspects in Spring is just like configuring Spring aspects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29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Using Spring and AspectJ (1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Using Spring and AspectJ (1)</text:span></text:p>
          </draw:text-box>
        </draw:frame>
        <draw:frame presentation:style-name="pr14" draw:text-style-name="P8" draw:layer="layout" svg:width="24.342cm" svg:height="15.241cm" svg:x="0.423cm" svg:y="3.81cm" presentation:class="outline" presentation:user-transformed="true">
          <draw:text-box>
            <text:list text:style-name="L3">
              <text:list-item>
                <text:p text:style-name="P69"><text:span text:style-name="T79">Consider the following business object:</text:span></text:p>
              </text:list-item>
            </text:list>
            <text:list text:style-name="L3">
              <text:list-item>
                <text:p text:style-name="P70"><text:span text:style-name="T80"/></text:p>
              </text:list-item>
            </text:list>
            <text:list text:style-name="L6">
              <text:list-item>
                <text:p text:style-name="P22"><text:span text:style-name="T19">public class Account { <text:s/></text:span></text:p>
              </text:list-item>
            </text:list>
            <text:list text:style-name="L6">
              <text:list-item>
                <text:p text:style-name="P22"><text:span text:style-name="T19"><text:s text:c="2"/></text:span><text:span text:style-name="T19">private int balance; <text:s/></text:span></text:p>
              </text:list-item>
            </text:list>
            <text:list text:style-name="L6">
              <text:list-item>
                <text:p text:style-name="P22"><text:span text:style-name="T19"><text:s text:c="2"/></text:span><text:span text:style-name="T19">private int overdraft;</text:span></text:p>
              </text:list-item>
            </text:list>
            <text:list text:style-name="L6">
              <text:list-item>
                <text:p text:style-name="P22"><text:span text:style-name="T19"/></text:p>
              </text:list-item>
            </text:list>
            <text:list text:style-name="L6">
              <text:list-item>
                <text:p text:style-name="P22"><text:span text:style-name="T19"><text:s text:c="2"/></text:span><text:span text:style-name="T19">public int withdraw(int amount) throws InsufficientFundsException {</text:span></text:p>
              </text:list-item>
            </text:list>
            <text:list text:style-name="L6">
              <text:list-item>
                <text:p text:style-name="P22"><text:span text:style-name="T19"><text:s text:c="4"/></text:span><text:span text:style-name="T19">int newBalance = balance - amount;</text:span></text:p>
              </text:list-item>
            </text:list>
            <text:list text:style-name="L6">
              <text:list-item>
                <text:p text:style-name="P22"><text:span text:style-name="T19"><text:s text:c="4"/></text:span><text:span text:style-name="T19">if (newBalance &lt; -overdraft) {</text:span></text:p>
              </text:list-item>
            </text:list>
            <text:list text:style-name="L6">
              <text:list-item>
                <text:p text:style-name="P22"><text:span text:style-name="T19"><text:s text:c="6"/></text:span><text:span text:style-name="T19">throw new InsufficientFundsException();</text:span></text:p>
              </text:list-item>
            </text:list>
            <text:list text:style-name="L6">
              <text:list-item>
                <text:p text:style-name="P22"><text:span text:style-name="T19"><text:s text:c="4"/></text:span><text:span text:style-name="T19">}</text:span></text:p>
              </text:list-item>
            </text:list>
            <text:list text:style-name="L6">
              <text:list-item>
                <text:p text:style-name="P22"><text:span text:style-name="T19"><text:s text:c="4"/></text:span><text:span text:style-name="T19">balance = newBalance;</text:span></text:p>
              </text:list-item>
            </text:list>
            <text:list text:style-name="L6">
              <text:list-item>
                <text:p text:style-name="P22"><text:span text:style-name="T19"><text:s text:c="4"/></text:span><text:span text:style-name="T19">return balance;</text:span></text:p>
              </text:list-item>
            </text:list>
            <text:list text:style-name="L6">
              <text:list-item>
                <text:p text:style-name="P22"><text:span text:style-name="T19"><text:s text:c="2"/></text:span><text:span text:style-name="T19">}</text:span></text:p>
              </text:list-item>
            </text:list>
            <text:list text:style-name="L6">
              <text:list-item>
                <text:p text:style-name="P22"><text:span text:style-name="T19"><text:s text:c="2"/></text:span></text:p>
              </text:list-item>
            </text:list>
            <text:list text:style-name="L6">
              <text:list-item>
                <text:p text:style-name="P22"><text:span text:style-name="T19"><text:s text:c="2"/></text:span><text:span text:style-name="T19">public int deposit(int amount) {</text:span></text:p>
              </text:list-item>
            </text:list>
            <text:list text:style-name="L6">
              <text:list-item>
                <text:p text:style-name="P22"><text:span text:style-name="T19"><text:s text:c="4"/></text:span><text:span text:style-name="T19">balance += amount;</text:span></text:p>
              </text:list-item>
            </text:list>
            <text:list text:style-name="L6">
              <text:list-item>
                <text:p text:style-name="P22"><text:span text:style-name="T19"><text:s text:c="4"/></text:span><text:span text:style-name="T19">return balance;</text:span></text:p>
              </text:list-item>
            </text:list>
            <text:list text:style-name="L6">
              <text:list-item>
                <text:p text:style-name="P22"><text:span text:style-name="T19"><text:s text:c="2"/></text:span><text:span text:style-name="T19">}</text:span></text:p>
              </text:list-item>
            </text:list>
            <text:list text:style-name="L6">
              <text:list-item>
                <text:p text:style-name="P22"><text:span text:style-name="T19"><text:s text:c="2"/></text:span><text:span text:style-name="T19">/* getters and setters omitted */ </text:span></text:p>
              </text:list-item>
            </text:list>
            <text:list text:style-name="L6">
              <text:list-item>
                <text:p text:style-name="P22"><text:span text:style-name="T19">}</text:span></text:p>
              </text:list-item>
            </text:list>
            <text:list text:style-name="L6">
              <text:list-item>
                <text:p text:style-name="P22"><text:span text:style-name="T19"/></text:p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30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Using Spring and AspectJ (2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Using Spring and AspectJ (2)</text:span></text:p>
          </draw:text-box>
        </draw:frame>
        <draw:frame presentation:style-name="pr14" draw:text-style-name="P8" draw:layer="layout" svg:width="24.342cm" svg:height="15.241cm" svg:x="0.635cm" svg:y="4.657cm" presentation:class="outline" presentation:user-transformed="true">
          <draw:text-box>
            <text:list text:style-name="L3">
              <text:list-item>
                <text:p text:style-name="P71"><text:span text:style-name="T18">Now consider this AspectJ aspect:</text:span></text:p>
              </text:list-item>
            </text:list>
            <text:list text:style-name="L6">
              <text:list-item>
                <text:p text:style-name="P22"><text:span text:style-name="T19"/></text:p>
              </text:list-item>
            </text:list>
            <text:list text:style-name="L6">
              <text:list-item>
                <text:p text:style-name="P22"><text:span text:style-name="T19">public aspect SecurityManagerAspect {</text:span></text:p>
              </text:list-item>
            </text:list>
            <text:list text:style-name="L6">
              <text:list-item>
                <text:p text:style-name="P22"><text:span text:style-name="T19"><text:s text:c="2"/></text:span><text:span text:style-name="T19">private SecurityManager securityManager;</text:span></text:p>
              </text:list-item>
            </text:list>
            <text:list text:style-name="L6">
              <text:list-item>
                <text:p text:style-name="P22"><text:span text:style-name="T19"/></text:p>
              </text:list-item>
            </text:list>
            <text:list text:style-name="L6">
              <text:list-item>
                <text:p text:style-name="P22"><text:span text:style-name="T19"><text:s text:c="2"/></text:span><text:span text:style-name="T19">public void setSecurityManager(SecurityManager securityManager) {</text:span></text:p>
              </text:list-item>
            </text:list>
            <text:list text:style-name="L6">
              <text:list-item>
                <text:p text:style-name="P22"><text:span text:style-name="T19"><text:s text:c="4"/></text:span><text:span text:style-name="T19">this.securityManager = securityManager;</text:span></text:p>
              </text:list-item>
            </text:list>
            <text:list text:style-name="L6">
              <text:list-item>
                <text:p text:style-name="P22"><text:span text:style-name="T19"><text:s text:c="2"/></text:span><text:span text:style-name="T19">}</text:span></text:p>
              </text:list-item>
            </text:list>
            <text:list text:style-name="L6">
              <text:list-item>
                <text:p text:style-name="P22"><text:span text:style-name="T19"/></text:p>
              </text:list-item>
            </text:list>
            <text:list text:style-name="L6">
              <text:list-item>
                <text:p text:style-name="P22"><text:span text:style-name="T19"><text:s text:c="2"/></text:span><text:span text:style-name="T19">private pointcut balanceChange() : set(int Account.balance);</text:span></text:p>
              </text:list-item>
            </text:list>
            <text:list text:style-name="L6">
              <text:list-item>
                <text:p text:style-name="P22"><text:span text:style-name="T19"/></text:p>
              </text:list-item>
            </text:list>
            <text:list text:style-name="L6">
              <text:list-item>
                <text:p text:style-name="P22"><text:span text:style-name="T19"><text:s text:c="2"/></text:span><text:span text:style-name="T19">before() : balanceChange() {</text:span></text:p>
              </text:list-item>
            </text:list>
            <text:list text:style-name="L6">
              <text:list-item>
                <text:p text:style-name="P22"><text:span text:style-name="T19"><text:s text:c="4"/></text:span><text:span text:style-name="T19">this.securityManager.checkCanModify();</text:span></text:p>
              </text:list-item>
            </text:list>
            <text:list text:style-name="L6">
              <text:list-item>
                <text:p text:style-name="P22"><text:span text:style-name="T19"><text:s text:c="2"/></text:span><text:span text:style-name="T19">}</text:span></text:p>
              </text:list-item>
            </text:list>
            <text:list text:style-name="L6">
              <text:list-item>
                <text:p text:style-name="P22"><text:span text:style-name="T19">}</text:span></text:p>
              </text:list-item>
            </text:list>
          </draw:text-box>
        </draw:frame>
        <draw:custom-shape draw:style-name="gr2" draw:text-style-name="P21" draw:id="id34" draw:layer="layout" svg:width="13.97cm" svg:height="1.739cm" svg:x="2.54cm" svg:y="13.97cm">
          <text:p text:style-name="P1"><text:span text:style-name="T3">Before modifying the balance field, use the </text:span><text:span text:style-name="T42">SecurityManager</text:span><text:span text:style-name="T3"> to authorise the action</text:span></text:p>
          <draw:enhanced-geometry svg:viewBox="0 0 21600 21600" draw:type="mso-spt202" draw:enhanced-path="M 0 0 L 21600 0 21600 21600 0 21600 0 0 Z N"/>
        </draw:custom-shape>
        <draw:polyline draw:style-name="gr1" draw:text-style-name="P20" draw:id="id35" draw:layer="layout" svg:width="0.423cm" svg:height="1.269cm" svg:x="9.313cm" svg:y="12.7cm" svg:viewBox="0 0 424 1270" draw:points="424,1270 0,0">
          <text:p text:style-name="P4"/>
        </draw:polyline>
        <draw:custom-shape draw:style-name="gr2" draw:text-style-name="P21" draw:id="id33" draw:layer="layout" svg:width="9.525cm" svg:height="2.394cm" svg:x="15.452cm" svg:y="11.43cm">
          <text:p text:style-name="P1"><text:span text:style-name="T3">Define a pointcut for setting the balance field of the Account class</text:span></text:p>
          <draw:enhanced-geometry svg:viewBox="0 0 21600 21600" draw:type="mso-spt202" draw:enhanced-path="M 0 0 L 21600 0 21600 21600 0 21600 0 0 Z N"/>
        </draw:custom-shape>
        <draw:polyline draw:style-name="gr1" draw:text-style-name="P20" draw:id="id32" draw:layer="layout" svg:width="1.057cm" svg:height="1.057cm" svg:x="14.605cm" svg:y="10.795cm" svg:viewBox="0 0 1058 1058" draw:points="1058,1058 0,0">
          <text:p text:style-name="P4"/>
        </draw:polyline>
        <draw:custom-shape draw:style-name="gr2" draw:text-style-name="P21" draw:id="id30" draw:layer="layout" svg:width="10.795cm" svg:height="0.972cm" svg:x="13.758cm" svg:y="5.966cm">
          <text:p text:style-name="P1"><text:span text:style-name="T3">Standard JavaBeans setter</text:span></text:p>
          <draw:enhanced-geometry svg:viewBox="0 0 21600 21600" draw:type="mso-spt202" draw:enhanced-path="M 0 0 L 21600 0 21600 21600 0 21600 0 0 Z N"/>
        </draw:custom-shape>
        <draw:polyline draw:style-name="gr1" draw:text-style-name="P20" draw:id="id31" draw:layer="layout" svg:width="1.904cm" svg:height="1.269cm" svg:x="16.509cm" svg:y="6.773cm" svg:viewBox="0 0 1905 1270" draw:points="1905,0 0,1270">
          <text:p text:style-name="P4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 smil:additive="base"/>
                  <anim:animate smil:dur="0.5s" smil:fill="hold" smil:targetElement="id30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 smil:additive="base"/>
                  <anim:animate smil:dur="0.5s" smil:fill="hold" smil:targetElement="id31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box" presentation:preset-sub-type="in">
                  <anim:transitionFilter smil:dur="0.5s" smil:targetElement="id30" smil:type="irisWipe" smil:subtype="rectangle" smil:mode="out" smil:direction="reverse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1" smil:type="irisWipe" smil:subtype="rectangle" smil:mode="out" smil:direction="reverse"/>
                  <anim:set smil:begin="0.499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 smil:additive="base"/>
                  <anim:animate smil:dur="0.5s" smil:fill="hold" smil:targetElement="id32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 smil:additive="base"/>
                  <anim:animate smil:dur="0.5s" smil:fill="hold" smil:targetElement="id33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32" smil:type="irisWipe" smil:subtype="rectangle" smil:mode="out" smil:direction="reverse"/>
                  <anim:set smil:begin="0.499s" smil:dur="0.001s" smil:fill="hold" smil:targetElement="id32" smil:attributeName="visibility" smil:to="hidden"/>
                </anim:par>
                <anim:par smil:begin="0s" smil:fill="hold" presentation:node-type="with-previous" presentation:group-id="1" presentation:preset-class="exit" presentation:preset-id="ooo-exit-box" presentation:preset-sub-type="in">
                  <anim:transitionFilter smil:dur="0.5s" smil:targetElement="id33" smil:type="irisWipe" smil:subtype="rectangle" smil:mode="out" smil:direction="reverse"/>
                  <anim:set smil:begin="0.499s" smil:dur="0.001s" smil:fill="hold" smil:targetElement="id33" smil:attributeName="visibility" smil:to="hidden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 smil:additive="base"/>
                  <anim:animate smil:dur="0.5s" smil:fill="hold" smil:targetElement="id34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 smil:additive="base"/>
                  <anim:animate smil:dur="0.5s" smil:fill="hold" smil:targetElement="id35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7cm" svg:y="2.002cm" draw:page-number="31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Using Spring and AspectJ (3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Using Spring and AspectJ (3)</text:span></text:p>
          </draw:text-box>
        </draw:frame>
        <draw:frame presentation:style-name="pr14" draw:text-style-name="P8" draw:layer="layout" svg:width="24.342cm" svg:height="15.241cm" svg:x="0.423cm" svg:y="2.752cm" presentation:class="outline" presentation:user-transformed="true">
          <draw:text-box>
            <text:list text:style-name="L12">
              <text:list-item>
                <text:p text:style-name="P72"><text:span text:style-name="T32"/></text:p>
              </text:list-item>
            </text:list>
            <text:list text:style-name="L12">
              <text:list-item>
                <text:p text:style-name="P73"><text:span text:style-name="T32">SecurityManager</text:span><text:span text:style-name="T31"> is a standard Java interface:</text:span></text:p>
              </text:list-item>
            </text:list>
            <text:list text:style-name="L6">
              <text:list-item>
                <text:p text:style-name="P19"><text:span text:style-name="T15">public interface SecurityManager {</text:span></text:p>
              </text:list-item>
            </text:list>
            <text:list text:style-name="L6">
              <text:list-item>
                <text:p text:style-name="P19"><text:span text:style-name="T15"><text:s text:c="2"/></text:span><text:span text:style-name="T15">void checkCanModify();</text:span></text:p>
              </text:list-item>
            </text:list>
            <text:list text:style-name="L6">
              <text:list-item>
                <text:p text:style-name="P19"><text:span text:style-name="T15">}</text:span></text:p>
              </text:list-item>
            </text:list>
            <text:list text:style-name="L6">
              <text:list-item>
                <text:p text:style-name="P19"><text:span text:style-name="T81"/></text:p>
              </text:list-item>
            </text:list>
            <text:list text:style-name="L3">
              <text:list-item>
                <text:p text:style-name="P33"><text:span text:style-name="T31">We have a stub implementation:</text:span></text:p>
              </text:list-item>
            </text:list>
            <text:list text:style-name="L6">
              <text:list-item>
                <text:p text:style-name="P16"><text:span text:style-name="T82"/></text:p>
              </text:list-item>
            </text:list>
            <text:list text:style-name="L6">
              <text:list-item>
                <text:p text:style-name="P19"><text:span text:style-name="T15">public class StubSecurityManager implements SecurityManager {</text:span></text:p>
              </text:list-item>
            </text:list>
            <text:list text:style-name="L6">
              <text:list-item>
                <text:p text:style-name="P19"><text:span text:style-name="T15"><text:s text:c="2"/></text:span><text:span text:style-name="T15">public void checkCanModify() {</text:span></text:p>
              </text:list-item>
            </text:list>
            <text:list text:style-name="L6">
              <text:list-item>
                <text:p text:style-name="P19"><text:span text:style-name="T15"><text:s text:c="4"/></text:span><text:span text:style-name="T15">System.err.println("Checking security");</text:span></text:p>
              </text:list-item>
            </text:list>
            <text:list text:style-name="L6">
              <text:list-item>
                <text:p text:style-name="P19"><text:span text:style-name="T15"><text:s text:c="2"/></text:span><text:span text:style-name="T15">}</text:span></text:p>
              </text:list-item>
            </text:list>
            <text:list text:style-name="L6">
              <text:list-item>
                <text:p text:style-name="P19"><text:span text:style-name="T15">}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32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Using Spring and AspectJ (4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Using Spring and AspectJ (4)</text:span></text:p>
          </draw:text-box>
        </draw:frame>
        <draw:frame presentation:style-name="pr14" draw:text-style-name="P8" draw:layer="layout" svg:width="24.342cm" svg:height="15.241cm" svg:x="0.423cm" svg:y="2.752cm" presentation:class="outline" presentation:user-transformed="true">
          <draw:text-box>
            <text:list text:style-name="L3">
              <text:list-item>
                <text:p text:style-name="P74"><text:span text:style-name="T83"/></text:p>
              </text:list-item>
            </text:list>
            <text:list text:style-name="L3">
              <text:list-item>
                <text:p text:style-name="P75"><text:span text:style-name="T83">Configure the aspect in Spring:</text:span></text:p>
              </text:list-item>
            </text:list>
            <text:list text:style-name="L6">
              <text:list-item>
                <text:p text:style-name="P19"><text:span text:style-name="T15">&lt;beans&gt;</text:span></text:p>
              </text:list-item>
            </text:list>
            <text:list text:style-name="L6">
              <text:list-item>
                <text:p text:style-name="P19"><text:span text:style-name="T15"><text:s text:c="2"/></text:span><text:span text:style-name="T15">&lt;bean id="securityManager" </text:span></text:p>
              </text:list-item>
            </text:list>
            <text:list text:style-name="L6">
              <text:list-item>
                <text:p text:style-name="P19"><text:span text:style-name="T15"><text:s text:c="8"/></text:span><text:span text:style-name="T15">class="...aop.aspectj.StubSecurityManager"/&gt;</text:span></text:p>
              </text:list-item>
            </text:list>
            <text:list text:style-name="L6">
              <text:list-item>
                <text:p text:style-name="P19"><text:span text:style-name="T15"/></text:p>
              </text:list-item>
            </text:list>
            <text:list text:style-name="L6">
              <text:list-item>
                <text:p text:style-name="P19"><text:span text:style-name="T15"><text:s text:c="2"/></text:span><text:span text:style-name="T15">&lt;bean id="securityAspect" </text:span></text:p>
              </text:list-item>
            </text:list>
            <text:list text:style-name="L6">
              <text:list-item>
                <text:p text:style-name="P19"><text:span text:style-name="T15"><text:s text:c="8"/></text:span><text:span text:style-name="T15">class="...aop.aspectj.SecurityManagerAspect"</text:span></text:p>
              </text:list-item>
            </text:list>
            <text:list text:style-name="L6">
              <text:list-item>
                <text:p text:style-name="P19"><text:span text:style-name="T15"><text:s text:c="8"/></text:span><text:span text:style-name="T15">factory-method="aspectOf"&gt;</text:span></text:p>
              </text:list-item>
            </text:list>
            <text:list text:style-name="L6">
              <text:list-item>
                <text:p text:style-name="P19"><text:span text:style-name="T15"><text:s text:c="4"/></text:span><text:span text:style-name="T15">&lt;property name="securityManager"&gt;</text:span></text:p>
              </text:list-item>
            </text:list>
            <text:list text:style-name="L6">
              <text:list-item>
                <text:p text:style-name="P19"><text:span text:style-name="T15"><text:s text:c="6"/></text:span><text:span text:style-name="T15">&lt;ref local="securityManager"/&gt;</text:span></text:p>
              </text:list-item>
            </text:list>
            <text:list text:style-name="L6">
              <text:list-item>
                <text:p text:style-name="P19"><text:span text:style-name="T15"><text:s text:c="4"/></text:span><text:span text:style-name="T15">&lt;/property&gt;</text:span></text:p>
              </text:list-item>
            </text:list>
            <text:list text:style-name="L6">
              <text:list-item>
                <text:p text:style-name="P19"><text:span text:style-name="T15"><text:s text:c="2"/></text:span><text:span text:style-name="T15">&lt;/bean&gt;</text:span></text:p>
              </text:list-item>
            </text:list>
            <text:list text:style-name="L6">
              <text:list-item>
                <text:p text:style-name="P19"><text:span text:style-name="T15">&lt;/beans&gt;</text:span></text:p>
              </text:list-item>
            </text:list>
          </draw:text-box>
        </draw:frame>
        <draw:custom-shape draw:style-name="gr2" draw:text-style-name="P21" draw:id="id41" draw:layer="layout" svg:width="10.584cm" svg:height="1.028cm" svg:x="5.503cm" svg:y="13.547cm">
          <text:p text:style-name="P1"><text:span text:style-name="T3">Inject the </text:span><text:span text:style-name="T42">SecurityManager</text:span></text:p>
          <draw:enhanced-geometry svg:viewBox="0 0 21600 21600" draw:type="mso-spt202" draw:enhanced-path="M 0 0 L 21600 0 21600 21600 0 21600 0 0 Z N"/>
        </draw:custom-shape>
        <draw:polyline draw:style-name="gr1" draw:text-style-name="P20" draw:id="id40" draw:layer="layout" svg:width="0.422cm" svg:height="1.269cm" svg:x="10.371cm" svg:y="12.277cm" svg:viewBox="0 0 423 1270" draw:points="423,1270 0,0">
          <text:p text:style-name="P4"/>
        </draw:polyline>
        <draw:custom-shape draw:style-name="gr2" draw:text-style-name="P21" draw:id="id39" draw:layer="layout" svg:width="9.736cm" svg:height="0.972cm" svg:x="12.912cm" svg:y="10.372cm">
          <text:p text:style-name="P1"><text:span text:style-name="T3">Retrieve the aspect instance</text:span></text:p>
          <draw:enhanced-geometry svg:viewBox="0 0 21600 21600" draw:type="mso-spt202" draw:enhanced-path="M 0 0 L 21600 0 21600 21600 0 21600 0 0 Z N"/>
        </draw:custom-shape>
        <draw:polyline draw:style-name="gr1" draw:text-style-name="P20" draw:id="id38" draw:layer="layout" svg:width="1.269cm" svg:height="0.634cm" svg:x="11.853cm" svg:y="10.371cm" svg:viewBox="0 0 1270 635" draw:points="1270,635 0,0">
          <text:p text:style-name="P4"/>
        </draw:polyline>
        <draw:custom-shape draw:style-name="gr2" draw:text-style-name="P21" draw:id="id36" draw:layer="layout" svg:width="10.584cm" svg:height="1.028cm" svg:x="14.393cm" svg:y="5.08cm">
          <text:p text:style-name="P1"><text:span text:style-name="T3">Configure the </text:span><text:span text:style-name="T42">SecurityManager</text:span></text:p>
          <draw:enhanced-geometry svg:viewBox="0 0 21600 21600" draw:type="mso-spt202" draw:enhanced-path="M 0 0 L 21600 0 21600 21600 0 21600 0 0 Z N"/>
        </draw:custom-shape>
        <draw:polyline draw:style-name="gr1" draw:text-style-name="P20" draw:id="id37" draw:layer="layout" svg:width="1.692cm" svg:height="0.846cm" svg:x="14.181cm" svg:y="6.138cm" svg:viewBox="0 0 1693 847" draw:points="1693,0 0,847">
          <text:p text:style-name="P4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 smil:additive="base"/>
                  <anim:animate smil:dur="0.5s" smil:fill="hold" smil:targetElement="id36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 smil:additive="base"/>
                  <anim:animate smil:dur="0.5s" smil:fill="hold" smil:targetElement="id37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box" presentation:preset-sub-type="in">
                  <anim:transitionFilter smil:dur="0.5s" smil:targetElement="id36" smil:type="irisWipe" smil:subtype="rectangle" smil:mode="out" smil:direction="reverse"/>
                  <anim:set smil:begin="0.499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7" smil:type="irisWipe" smil:subtype="rectangle" smil:mode="out" smil:direction="reverse"/>
                  <anim:set smil:begin="0.499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 smil:additive="base"/>
                  <anim:animate smil:dur="0.5s" smil:fill="hold" smil:targetElement="id38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 smil:additive="base"/>
                  <anim:animate smil:dur="0.5s" smil:fill="hold" smil:targetElement="id39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38" smil:type="irisWipe" smil:subtype="rectangle" smil:mode="out" smil:direction="reverse"/>
                  <anim:set smil:begin="0.499s" smil:dur="0.001s" smil:fill="hold" smil:targetElement="id38" smil:attributeName="visibility" smil:to="hidden"/>
                </anim:par>
                <anim:par smil:begin="0s" smil:fill="hold" presentation:node-type="with-previous" presentation:group-id="1" presentation:preset-class="exit" presentation:preset-id="ooo-exit-box" presentation:preset-sub-type="in">
                  <anim:transitionFilter smil:dur="0.5s" smil:targetElement="id39" smil:type="irisWipe" smil:subtype="rectangle" smil:mode="out" smil:direction="reverse"/>
                  <anim:set smil:begin="0.499s" smil:dur="0.001s" smil:fill="hold" smil:targetElement="id39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 smil:additive="base"/>
                  <anim:animate smil:dur="0.5s" smil:fill="hold" smil:targetElement="id40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 smil:additive="base"/>
                  <anim:animate smil:dur="0.5s" smil:fill="hold" smil:targetElement="id41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7cm" svg:y="2.002cm" draw:page-number="33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4" draw:style-name="dp1" draw:master-page-name="Title1" presentation:presentation-page-layout-name="AL1T0"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46">Demo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3"><text:span text:style-name="T7"/></text:p>
            <text:p text:style-name="P3"><text:span text:style-name="T7"/></text:p>
            <text:p text:style-name="P3"><text:span text:style-name="T7">Integrating with AspectJ</text:span></text:p>
          </draw:text-box>
        </draw:frame>
        <presentation:notes draw:style-name="dp2">
          <draw:page-thumbnail draw:layer="layout" svg:width="13.335cm" svg:height="10.001cm" svg:x="3.497cm" svg:y="2.002cm" draw:page-number="34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ummary (1)" draw:style-name="dp1" draw:master-page-name="Default" presentation:presentation-page-layout-name="AL2T1">
        <draw:frame presentation:style-name="pr15" draw:text-style-name="P2" draw:layer="layout" svg:width="17.476cm" svg:height="2.285cm" svg:x="0.957cm" svg:y="0.225cm" presentation:class="title" presentation:user-transformed="true">
          <draw:text-box>
            <text:p text:style-name="P5">Summary (1)</text:p>
          </draw:text-box>
        </draw:frame>
        <draw:frame presentation:style-name="pr16" draw:text-style-name="P8" draw:layer="layout" svg:width="24.002cm" svg:height="12.935cm" svg:x="0.498cm" svg:y="4.211cm" presentation:class="outline" presentation:user-transformed="true">
          <draw:text-box>
            <text:list text:style-name="L3">
              <text:list-item>
                <text:p text:style-name="P76"><text:span text:style-name="T84"/></text:p>
              </text:list-item>
            </text:list>
            <text:list text:style-name="L3">
              <text:list-item>
                <text:p text:style-name="P42"><text:span text:style-name="T84">Spring supports a limited core of AOP</text:span></text:p>
              </text:list-item>
            </text:list>
            <text:list text:style-name="L3">
              <text:list-item>
                <text:list>
                  <text:list-item>
                    <text:p text:style-name="P77"><text:span text:style-name="T78">Interceptor based approac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7"><text:span text:style-name="T78">Extensive integration with AspectJ if need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7"><text:span text:style-name="T78">Can reuse AOP Alliance aspects</text:span></text:p>
                  </text:list-item>
                </text:list>
              </text:list-item>
            </text:list>
            <text:list text:style-name="L3">
              <text:list-item>
                <text:p text:style-name="P42"><text:span text:style-name="T84">Spring provides important prepackaged aspects. This allows you to take advantage of AOP without having to know much about it</text:span></text:p>
              </text:list-item>
            </text:list>
            <text:list text:style-name="L3">
              <text:list-item>
                <text:list>
                  <text:list-item>
                    <text:p text:style-name="P77"><text:span text:style-name="T78">Transa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7"><text:span text:style-name="T78">Secur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7"><text:span text:style-name="T78">Remo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7"><text:span text:style-name="T78">And others</text:span></text:p>
                  </text:list-item>
                </text:list>
              </text:list-item>
            </text:list>
            <text:list text:style-name="L3">
              <text:list-item>
                <text:p text:style-name="P42"><text:span text:style-name="T84">Can gradually start adding in custom AOP as desired</text:span></text:p>
              </text:list-item>
            </text:list>
            <text:list text:style-name="L3">
              <text:list-item>
                <text:list>
                  <text:list-item>
                    <text:p text:style-name="P78"><text:span text:style-name="T84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35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ummary (2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Summary (2)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56"><text:span text:style-name="T37">Spring AOP supports </text:span><text:span text:style-name="T85">method execution</text:span><text:span text:style-name="T37"> join points and the standard advice types: </text:span></text:p>
              </text:list-item>
            </text:list>
            <text:list text:style-name="L3">
              <text:list-item>
                <text:list>
                  <text:list-item>
                    <text:p text:style-name="P79"><text:span text:style-name="T23"><text:s text:c="7"/></text:span><text:span text:style-name="T86">around, before, 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79"><text:span text:style-name="T86"><text:s text:c="7"/></text:span><text:span text:style-name="T86">after-returning, after-throwing, after</text:span></text:p>
                  </text:list-item>
                </text:list>
              </text:list-item>
            </text:list>
            <text:list text:style-name="L3">
              <text:list-item>
                <text:p text:style-name="P56"><text:span text:style-name="T37">Spring AOP supports </text:span><text:span text:style-name="T85">introductions</text:span></text:p>
              </text:list-item>
            </text:list>
            <text:list text:style-name="L3">
              <text:list-item>
                <text:list>
                  <text:list-item>
                    <text:p text:style-name="P57"><text:span text:style-name="T23">Make proxy implement additional interfaces beyond those implemented by target class</text:span></text:p>
                  </text:list-item>
                </text:list>
              </text:list-item>
            </text:list>
            <text:list text:style-name="L3">
              <text:list-item>
                <text:p text:style-name="P56"><text:span text:style-name="T37">Spring AOP offers several ways to create a proxy:</text:span></text:p>
              </text:list-item>
            </text:list>
            <text:list text:style-name="L3">
              <text:list-item>
                <text:list>
                  <text:list-item>
                    <text:p text:style-name="P57"><text:span text:style-name="T23">XML-based configuration with the AOP namespac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7"><text:span text:style-name="T23">Annotation-based with @AspectJ style configuratio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7"><text:span text:style-name="T23">For an individual bean (or pre-Spring 2.0), use ProxyFactory of ProxyFactoryBea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9"><text:span text:style-name="T23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36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ummary (3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8">Summary (3)</text:span></text:p>
          </draw:text-box>
        </draw:frame>
        <draw:frame presentation:style-name="pr5" draw:text-style-name="P8" draw:layer="layout" svg:width="21.855cm" svg:height="13.438cm" svg:x="1.745cm" svg:y="4.657cm" presentation:class="outline" presentation:user-transformed="true">
          <draw:text-box>
            <text:list text:style-name="L3">
              <text:list-item>
                <text:p text:style-name="P37"><text:span text:style-name="T37">Spring 2.0+ enables important AspectJ features at runtime </text:span><text:span text:style-name="T61">within the Spring AOP proxy-based model </text:span><text:span text:style-name="T37">(and without the ajc compiler):</text:span></text:p>
              </text:list-item>
            </text:list>
            <text:list text:style-name="L3">
              <text:list-item>
                <text:list>
                  <text:list-item>
                    <text:p text:style-name="P67"><text:span text:style-name="T23">AspectJ </text:span><text:span text:style-name="T87">pointcut expression</text:span><text:span text:style-name="T23"> langu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7"><text:span text:style-name="T23">@AspectJ annotation-based syntax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6"><text:span text:style-name="T86"/></text:p>
                  </text:list-item>
                </text:list>
              </text:list-item>
            </text:list>
            <text:list text:style-name="L6">
              <text:list-item>
                <text:p text:style-name="P80"><text:span text:style-name="T59">@Configurable</text:span><text:span text:style-name="T37"> annotation used by an AspectJ aspect to enable dependency injection for objects not instantiated by a Spring container.</text:span></text:p>
              </text:list-item>
            </text:list>
            <text:list text:style-name="L3">
              <text:list-item>
                <text:p text:style-name="P45"><text:span text:style-name="T37"/></text:p>
              </text:list-item>
            </text:list>
            <text:list text:style-name="L4">
              <text:list-item>
                <text:p text:style-name="P37"><text:span text:style-name="T88">Combines ease-of-adoption of Spring AOP with de facto standard of AspectJ</text:span></text:p>
              </text:list-item>
            </text:list>
            <text:list text:style-name="L3">
              <text:list-item>
                <text:p text:style-name="P45"><text:span text:style-name="T37"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1"><text:span text:style-name="T3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37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477 477" svg:d="m239 0 238 477h-477z"/>
    <draw:marker draw:name="Arrowheads_20_2" draw:display-name="Arrowheads 2" svg:viewBox="0 0 477 477" svg:d="m239 0 238 477h-477z"/>
    <draw:marker draw:name="Arrowheads_20_3" draw:display-name="Arrowheads 3" svg:viewBox="0 0 477 477" svg:d="m239 0 238 477h-477z"/>
    <draw:marker draw:name="Arrowheads_20_4" draw:display-name="Arrowheads 4" svg:viewBox="0 0 477 477" svg:d="m239 0 238 477h-477z"/>
    <draw:marker draw:name="Arrowheads_20_5" draw:display-name="Arrowheads 5" svg:viewBox="0 0 477 477" svg:d="m239 0 238 477h-477z"/>
    <draw:marker draw:name="Arrowheads_20_6" draw:display-name="Arrowheads 6" svg:viewBox="0 0 477 477" svg:d="m239 0 238 477h-477z"/>
    <draw:marker draw:name="msArrowEnd_20_5" draw:display-name="msArrowEnd 5" svg:viewBox="0 0 636 636" svg:d="m318 0 318 636h-6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swiss" style:font-pitch-asian="variable" style:font-size-asian="32pt" style:font-style-asian="normal" style:font-weight-asian="normal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32pt" style:font-style-asian="normal" style:font-weight-asian="normal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2pt" fo:font-weight="bold" style:font-family-asian="'ＭＳ Ｐゴシック'" style:font-family-generic-asian="swiss" style:font-pitch-asian="variable" style:font-size-asian="12pt" style:font-weight-asian="bold" style:font-family-complex="'ＭＳ Ｐゴシック'" style:font-family-generic-complex="swiss" style:font-pitch-complex="variable" style:font-size-complex="12pt" style:font-weight-complex="bold"/>
    </style:style>
    <style:style style:name="T3" style:family="text">
      <style:text-properties fo:font-size="13pt" fo:language="en" fo:country="US" style:font-size-asian="13pt" style:font-size-complex="13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swiss" style:font-pitch-asian="variable" style:font-size-asian="6pt" style:font-weight-asian="bold" style:font-family-complex="'ＭＳ Ｐゴシック'" style:font-family-generic-complex="swiss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AOP 2 - </text:span><text:span text:style-name="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 draw:page-number="2"/>
    </style:handout-master>
    <style:master-page style:name="Default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37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1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pr2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2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Copyright 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3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pr4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dc:title>Module Name</dc:title>
    <meta:initial-creator>Mark Fisher</meta:initial-creator>
    <meta:creation-date>2006-09-22T09:51:11</meta:creation-date>
    <dc:creator>Colin Sampaleanu</dc:creator>
    <dc:date>2008-01-27T12:21:03</dc:date>
    <meta:editing-cycles>273</meta:editing-cycles>
    <meta:editing-duration>PT8H24M28S</meta:editing-duration>
    <meta:user-defined meta:name="Info 1"/>
    <meta:user-defined meta:name="Info 2"/>
    <meta:user-defined meta:name="Info 3"/>
    <meta:user-defined meta:name="Info 4"/>
    <meta:document-statistic meta:object-count="241"/>
  </office:meta>
</office:document-meta>
</file>